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130ee"/>
    </style:style>
    <style:style style:name="P2" style:family="paragraph" style:parent-style-name="Text_20_body">
      <style:text-properties officeooo:rsid="06a4a7ae" officeooo:paragraph-rsid="06a4a7ae"/>
    </style:style>
    <style:style style:name="P3" style:family="paragraph" style:parent-style-name="Text_20_body">
      <style:text-properties officeooo:rsid="06a4a7ae" officeooo:paragraph-rsid="06a56166"/>
    </style:style>
    <style:style style:name="P4" style:family="paragraph" style:parent-style-name="Text_20_body">
      <style:text-properties officeooo:rsid="06a56166" officeooo:paragraph-rsid="06a56166"/>
    </style:style>
    <style:style style:name="P5" style:family="paragraph" style:parent-style-name="Text_20_body">
      <style:text-properties officeooo:rsid="06a56166" officeooo:paragraph-rsid="06a65f80"/>
    </style:style>
    <style:style style:name="P6" style:family="paragraph" style:parent-style-name="Text_20_body">
      <style:text-properties officeooo:rsid="06a56166" officeooo:paragraph-rsid="06a90670"/>
    </style:style>
    <style:style style:name="P7" style:family="paragraph" style:parent-style-name="Text_20_body">
      <style:text-properties officeooo:rsid="06a6dd1f" officeooo:paragraph-rsid="06aa4e38"/>
    </style:style>
    <style:style style:name="P8" style:family="paragraph" style:parent-style-name="Text_20_body">
      <style:text-properties officeooo:rsid="06a6dd1f" officeooo:paragraph-rsid="06ac61d4"/>
    </style:style>
    <style:style style:name="P9" style:family="paragraph" style:parent-style-name="Text_20_body">
      <style:text-properties officeooo:rsid="06a75312" officeooo:paragraph-rsid="06a75312"/>
    </style:style>
    <style:style style:name="P10" style:family="paragraph" style:parent-style-name="Text_20_body">
      <style:text-properties officeooo:rsid="06a75312" officeooo:paragraph-rsid="06aa36d0"/>
    </style:style>
    <style:style style:name="P11" style:family="paragraph" style:parent-style-name="Text_20_body">
      <style:text-properties officeooo:rsid="06aa36d0" officeooo:paragraph-rsid="06ab156d"/>
    </style:style>
    <style:style style:name="P12" style:family="paragraph" style:parent-style-name="Text_20_body">
      <style:text-properties officeooo:rsid="06ac61d4" officeooo:paragraph-rsid="06ac61d4"/>
    </style:style>
    <style:style style:name="P13" style:family="paragraph" style:parent-style-name="Text_20_body">
      <style:text-properties officeooo:rsid="06ac61d4" officeooo:paragraph-rsid="06ac6cea"/>
    </style:style>
    <style:style style:name="P14" style:family="paragraph" style:parent-style-name="Text_20_body">
      <style:text-properties officeooo:rsid="06ac6cea" officeooo:paragraph-rsid="06ac6cea"/>
    </style:style>
    <style:style style:name="P15" style:family="paragraph" style:parent-style-name="Text_20_body">
      <style:text-properties officeooo:rsid="06af6643" officeooo:paragraph-rsid="06af6643"/>
    </style:style>
    <style:style style:name="P16" style:family="paragraph" style:parent-style-name="Text_20_body">
      <style:text-properties officeooo:rsid="06af6643" officeooo:paragraph-rsid="06b05ea7"/>
    </style:style>
    <style:style style:name="P17" style:family="paragraph" style:parent-style-name="Text_20_body">
      <style:text-properties officeooo:rsid="06b2280f" officeooo:paragraph-rsid="06b2280f"/>
    </style:style>
    <style:style style:name="P18" style:family="paragraph" style:parent-style-name="Text_20_body">
      <style:text-properties officeooo:rsid="06b6253d" officeooo:paragraph-rsid="06b6253d"/>
    </style:style>
    <style:style style:name="P19" style:family="paragraph" style:parent-style-name="Text_20_body">
      <style:text-properties officeooo:rsid="06b6253d" officeooo:paragraph-rsid="06b769e7"/>
    </style:style>
    <style:style style:name="P20" style:family="paragraph" style:parent-style-name="Text_20_body">
      <style:text-properties officeooo:rsid="06b79092" officeooo:paragraph-rsid="06b79092"/>
    </style:style>
    <style:style style:name="P21" style:family="paragraph" style:parent-style-name="Text_20_body">
      <style:text-properties officeooo:rsid="06b79092" officeooo:paragraph-rsid="06bdf082"/>
    </style:style>
    <style:style style:name="P22" style:family="paragraph" style:parent-style-name="Text_20_body">
      <style:text-properties officeooo:rsid="06b98d14" officeooo:paragraph-rsid="06b98d14"/>
    </style:style>
    <style:style style:name="P23" style:family="paragraph" style:parent-style-name="Text_20_body">
      <style:text-properties officeooo:rsid="06b98d14" officeooo:paragraph-rsid="06c07fc8"/>
    </style:style>
    <style:style style:name="P24" style:family="paragraph" style:parent-style-name="Text_20_body">
      <style:text-properties officeooo:rsid="06bf5406" officeooo:paragraph-rsid="06bf5406"/>
    </style:style>
    <style:style style:name="P25" style:family="paragraph" style:parent-style-name="Text_20_body">
      <style:text-properties officeooo:rsid="06c28372" officeooo:paragraph-rsid="06c28372"/>
    </style:style>
    <style:style style:name="P26" style:family="paragraph" style:parent-style-name="Text_20_body">
      <style:text-properties officeooo:rsid="06c28372" officeooo:paragraph-rsid="06c3671f"/>
    </style:style>
    <style:style style:name="P27" style:family="paragraph" style:parent-style-name="Text_20_body">
      <style:text-properties officeooo:rsid="06c28372" officeooo:paragraph-rsid="06c7fec1"/>
    </style:style>
    <style:style style:name="P28" style:family="paragraph" style:parent-style-name="Text_20_body">
      <style:text-properties officeooo:rsid="06c3671f" officeooo:paragraph-rsid="06c3671f"/>
    </style:style>
    <style:style style:name="P29" style:family="paragraph" style:parent-style-name="Text_20_body">
      <style:text-properties officeooo:rsid="06c54afd" officeooo:paragraph-rsid="06c54afd"/>
    </style:style>
    <style:style style:name="P30" style:family="paragraph" style:parent-style-name="Text_20_body">
      <style:text-properties officeooo:rsid="06c60e2f" officeooo:paragraph-rsid="06c60e2f"/>
    </style:style>
    <style:style style:name="P31" style:family="paragraph" style:parent-style-name="Text_20_body">
      <style:text-properties officeooo:rsid="06c8b18a" officeooo:paragraph-rsid="06c8b18a"/>
    </style:style>
    <style:style style:name="P32" style:family="paragraph" style:parent-style-name="Text_20_body">
      <style:text-properties officeooo:rsid="06c9544c" officeooo:paragraph-rsid="06c9544c"/>
    </style:style>
    <style:style style:name="P33" style:family="paragraph" style:parent-style-name="Text_20_body">
      <style:text-properties officeooo:rsid="06c9544c" officeooo:paragraph-rsid="06cdaba8"/>
    </style:style>
    <style:style style:name="P34" style:family="paragraph" style:parent-style-name="Text_20_body">
      <style:text-properties officeooo:rsid="06c9544c" officeooo:paragraph-rsid="06d0d5fc"/>
    </style:style>
    <style:style style:name="P35" style:family="paragraph" style:parent-style-name="Text_20_body">
      <style:text-properties officeooo:rsid="06cdaba8" officeooo:paragraph-rsid="06cdaba8"/>
    </style:style>
    <style:style style:name="P36" style:family="paragraph" style:parent-style-name="Text_20_body">
      <style:text-properties officeooo:rsid="06cdaba8" officeooo:paragraph-rsid="06d0d5fc"/>
    </style:style>
    <style:style style:name="P37" style:family="paragraph" style:parent-style-name="Text_20_body">
      <style:text-properties officeooo:rsid="06d0d5fc" officeooo:paragraph-rsid="06d0d5fc"/>
    </style:style>
    <style:style style:name="P38" style:family="paragraph" style:parent-style-name="Text_20_body">
      <style:text-properties officeooo:rsid="06d0d5fc" officeooo:paragraph-rsid="06d237a4"/>
    </style:style>
    <style:style style:name="P39" style:family="paragraph" style:parent-style-name="Text_20_body">
      <style:text-properties officeooo:rsid="06d237a4" officeooo:paragraph-rsid="06d237a4"/>
    </style:style>
    <style:style style:name="P40" style:family="paragraph" style:parent-style-name="Text_20_body">
      <style:text-properties officeooo:rsid="06d3dca6" officeooo:paragraph-rsid="06d3dca6"/>
    </style:style>
    <style:style style:name="P41" style:family="paragraph" style:parent-style-name="Text_20_body">
      <style:text-properties officeooo:rsid="06d3dca6" officeooo:paragraph-rsid="06d5334b"/>
    </style:style>
    <style:style style:name="P42" style:family="paragraph" style:parent-style-name="Text_20_body">
      <style:text-properties officeooo:rsid="06d5334b" officeooo:paragraph-rsid="06d5334b"/>
    </style:style>
    <style:style style:name="P43" style:family="paragraph" style:parent-style-name="Text_20_body">
      <style:text-properties officeooo:rsid="06d9074d" officeooo:paragraph-rsid="06d9074d"/>
    </style:style>
    <style:style style:name="P44" style:family="paragraph" style:parent-style-name="Text_20_body">
      <style:text-properties officeooo:rsid="06d9074d" officeooo:paragraph-rsid="06dab040"/>
    </style:style>
    <style:style style:name="P45" style:family="paragraph" style:parent-style-name="Text_20_body">
      <style:text-properties officeooo:rsid="06d9074d" officeooo:paragraph-rsid="06dbaa60"/>
    </style:style>
    <style:style style:name="P46" style:family="paragraph" style:parent-style-name="Text_20_body">
      <style:text-properties officeooo:rsid="06dbaa60" officeooo:paragraph-rsid="06dbaa60"/>
    </style:style>
    <style:style style:name="P47" style:family="paragraph" style:parent-style-name="Text_20_body">
      <style:text-properties officeooo:rsid="06dbaa60" officeooo:paragraph-rsid="06dc2020"/>
    </style:style>
    <style:style style:name="P48" style:family="paragraph" style:parent-style-name="Text_20_body">
      <style:text-properties officeooo:rsid="06dc2020" officeooo:paragraph-rsid="06dc2020"/>
    </style:style>
    <style:style style:name="P49" style:family="paragraph" style:parent-style-name="Text_20_body">
      <style:text-properties officeooo:rsid="06ddf9c3" officeooo:paragraph-rsid="06ddf9c3"/>
    </style:style>
    <style:style style:name="P50" style:family="paragraph" style:parent-style-name="Text_20_body">
      <style:text-properties officeooo:rsid="06de3a37" officeooo:paragraph-rsid="06de3a37"/>
    </style:style>
    <style:style style:name="P51" style:family="paragraph" style:parent-style-name="Text_20_body">
      <style:text-properties officeooo:rsid="06de3a37" officeooo:paragraph-rsid="06e04988"/>
    </style:style>
    <style:style style:name="P52" style:family="paragraph" style:parent-style-name="Text_20_body">
      <style:text-properties officeooo:rsid="06e04988" officeooo:paragraph-rsid="06e04988"/>
    </style:style>
    <style:style style:name="P53" style:family="paragraph" style:parent-style-name="Text_20_body">
      <style:text-properties officeooo:rsid="06e04988" officeooo:paragraph-rsid="06e1ee04"/>
    </style:style>
    <style:style style:name="P54" style:family="paragraph" style:parent-style-name="Text_20_body">
      <style:text-properties officeooo:rsid="06e1ee04" officeooo:paragraph-rsid="06e1ee04"/>
    </style:style>
    <style:style style:name="P55" style:family="paragraph" style:parent-style-name="Text_20_body">
      <style:text-properties officeooo:rsid="06e1ee04" officeooo:paragraph-rsid="06e3e9e7"/>
    </style:style>
    <style:style style:name="P56" style:family="paragraph" style:parent-style-name="Text_20_body">
      <style:text-properties officeooo:rsid="06e512a5" officeooo:paragraph-rsid="06e512a5"/>
    </style:style>
    <style:style style:name="P57" style:family="paragraph" style:parent-style-name="Text_20_body">
      <style:text-properties officeooo:rsid="06e66ef4" officeooo:paragraph-rsid="06e66ef4"/>
    </style:style>
    <style:style style:name="P58" style:family="paragraph" style:parent-style-name="Text_20_body">
      <style:text-properties officeooo:rsid="06e66ef4" officeooo:paragraph-rsid="06e94ce2"/>
    </style:style>
    <style:style style:name="P59" style:family="paragraph" style:parent-style-name="Text_20_body">
      <style:text-properties officeooo:rsid="06e66ef4" officeooo:paragraph-rsid="06eb5f80"/>
    </style:style>
    <style:style style:name="P60" style:family="paragraph" style:parent-style-name="Text_20_body">
      <style:text-properties officeooo:rsid="06e66ef4" officeooo:paragraph-rsid="06ef07e0"/>
    </style:style>
    <style:style style:name="P61" style:family="paragraph" style:parent-style-name="Text_20_body">
      <style:text-properties officeooo:rsid="06e66ef4" officeooo:paragraph-rsid="06f21fb1"/>
    </style:style>
    <style:style style:name="P62" style:family="paragraph" style:parent-style-name="Text_20_body">
      <style:text-properties officeooo:rsid="06ea89b2" officeooo:paragraph-rsid="06ecded0"/>
    </style:style>
    <style:style style:name="P63" style:family="paragraph" style:parent-style-name="Text_20_body">
      <style:text-properties officeooo:rsid="06ea89b2" officeooo:paragraph-rsid="06f34279"/>
    </style:style>
    <style:style style:name="P64" style:family="paragraph" style:parent-style-name="Text_20_body">
      <style:text-properties officeooo:rsid="06ea89b2" officeooo:paragraph-rsid="06f49f24"/>
    </style:style>
    <style:style style:name="P65" style:family="paragraph" style:parent-style-name="Text_20_body">
      <style:text-properties officeooo:rsid="06ecded0" officeooo:paragraph-rsid="06ecded0"/>
    </style:style>
    <style:style style:name="P66" style:family="paragraph" style:parent-style-name="Text_20_body">
      <style:text-properties officeooo:rsid="06ecded0" officeooo:paragraph-rsid="06f21fb1"/>
    </style:style>
    <style:style style:name="P67" style:family="paragraph" style:parent-style-name="Text_20_body">
      <style:text-properties officeooo:rsid="06f21fb1" officeooo:paragraph-rsid="06f21fb1"/>
    </style:style>
    <style:style style:name="P68" style:family="paragraph" style:parent-style-name="Text_20_body">
      <style:text-properties officeooo:rsid="06f5f658" officeooo:paragraph-rsid="06f7806d"/>
    </style:style>
    <style:style style:name="P69" style:family="paragraph" style:parent-style-name="Text_20_body">
      <style:text-properties officeooo:rsid="06f5f658" officeooo:paragraph-rsid="06fa96a0"/>
    </style:style>
    <style:style style:name="P70" style:family="paragraph" style:parent-style-name="Text_20_body">
      <style:text-properties officeooo:rsid="06f5f658" officeooo:paragraph-rsid="06fc650c"/>
    </style:style>
    <style:style style:name="P71" style:family="paragraph" style:parent-style-name="Text_20_body">
      <style:text-properties officeooo:rsid="06fb43a4" officeooo:paragraph-rsid="06fc650c"/>
    </style:style>
    <style:style style:name="P72" style:family="paragraph" style:parent-style-name="Text_20_body">
      <style:text-properties officeooo:rsid="06fdeb90" officeooo:paragraph-rsid="06fdeb90"/>
    </style:style>
    <style:style style:name="P73" style:family="paragraph" style:parent-style-name="Text_20_body">
      <style:text-properties officeooo:rsid="06fdeb90" officeooo:paragraph-rsid="06ffecdb"/>
    </style:style>
    <style:style style:name="P74" style:family="paragraph" style:parent-style-name="Text_20_body">
      <style:text-properties officeooo:rsid="06fa96a0" officeooo:paragraph-rsid="06fa96a0"/>
    </style:style>
    <style:style style:name="P75" style:family="paragraph" style:parent-style-name="Text_20_body">
      <style:text-properties officeooo:rsid="070d0d2a" officeooo:paragraph-rsid="070d0d2a"/>
    </style:style>
    <style:style style:name="P76" style:family="paragraph" style:parent-style-name="Text_20_body">
      <style:text-properties officeooo:rsid="070f57d1" officeooo:paragraph-rsid="070f57d1"/>
    </style:style>
    <style:style style:name="P77" style:family="paragraph" style:parent-style-name="Text_20_body">
      <style:text-properties officeooo:rsid="070f57d1" officeooo:paragraph-rsid="071143dd"/>
    </style:style>
    <style:style style:name="P78" style:family="paragraph" style:parent-style-name="Text_20_body">
      <style:text-properties officeooo:rsid="071143dd" officeooo:paragraph-rsid="071143dd"/>
    </style:style>
    <style:style style:name="P79" style:family="paragraph" style:parent-style-name="Text_20_body">
      <style:text-properties officeooo:rsid="071143dd" officeooo:paragraph-rsid="07523b12"/>
    </style:style>
    <style:style style:name="P80" style:family="paragraph" style:parent-style-name="Text_20_body">
      <style:text-properties officeooo:rsid="071143dd" officeooo:paragraph-rsid="0753f9bc"/>
    </style:style>
    <style:style style:name="P81" style:family="paragraph" style:parent-style-name="Text_20_body">
      <style:text-properties officeooo:rsid="071143dd" officeooo:paragraph-rsid="07550461"/>
    </style:style>
    <style:style style:name="P82" style:family="paragraph" style:parent-style-name="Text_20_body">
      <style:text-properties officeooo:rsid="0713f22c" officeooo:paragraph-rsid="0713f22c"/>
    </style:style>
    <style:style style:name="P83" style:family="paragraph" style:parent-style-name="Text_20_body">
      <style:text-properties officeooo:rsid="0713f22c" officeooo:paragraph-rsid="071471e2"/>
    </style:style>
    <style:style style:name="P84" style:family="paragraph" style:parent-style-name="Text_20_body">
      <style:text-properties officeooo:rsid="071471e2" officeooo:paragraph-rsid="071471e2"/>
    </style:style>
    <style:style style:name="P85" style:family="paragraph" style:parent-style-name="Text_20_body">
      <style:text-properties officeooo:rsid="0715eecf" officeooo:paragraph-rsid="0715eecf"/>
    </style:style>
    <style:style style:name="P86" style:family="paragraph" style:parent-style-name="Text_20_body">
      <style:text-properties officeooo:rsid="0715eecf" officeooo:paragraph-rsid="0718af0e"/>
    </style:style>
    <style:style style:name="P87" style:family="paragraph" style:parent-style-name="Text_20_body">
      <style:text-properties officeooo:rsid="0718af0e" officeooo:paragraph-rsid="0718af0e"/>
    </style:style>
    <style:style style:name="P88" style:family="paragraph" style:parent-style-name="Text_20_body">
      <style:text-properties officeooo:rsid="07194074" officeooo:paragraph-rsid="07194074"/>
    </style:style>
    <style:style style:name="P89" style:family="paragraph" style:parent-style-name="Text_20_body">
      <style:text-properties officeooo:rsid="07194074" officeooo:paragraph-rsid="071b6646"/>
    </style:style>
    <style:style style:name="P90" style:family="paragraph" style:parent-style-name="Standard">
      <style:text-properties officeooo:rsid="075460fb" officeooo:paragraph-rsid="075460fb"/>
    </style:style>
    <style:style style:name="P91" style:family="paragraph" style:parent-style-name="Text_20_body">
      <style:text-properties officeooo:rsid="071a4ae4" officeooo:paragraph-rsid="071b6646"/>
    </style:style>
    <style:style style:name="P92" style:family="paragraph" style:parent-style-name="Text_20_body">
      <style:text-properties officeooo:rsid="071b6646" officeooo:paragraph-rsid="071b6646"/>
    </style:style>
    <style:style style:name="P93" style:family="paragraph" style:parent-style-name="Text_20_body">
      <style:text-properties officeooo:rsid="071c6450" officeooo:paragraph-rsid="071c6450"/>
    </style:style>
    <style:style style:name="P94" style:family="paragraph" style:parent-style-name="Text_20_body">
      <style:text-properties officeooo:rsid="071e3323" officeooo:paragraph-rsid="071e3323"/>
    </style:style>
    <style:style style:name="P95" style:family="paragraph" style:parent-style-name="Text_20_body">
      <style:text-properties officeooo:rsid="071e3323" officeooo:paragraph-rsid="0721a9d1"/>
    </style:style>
    <style:style style:name="P96" style:family="paragraph" style:parent-style-name="Text_20_body">
      <style:text-properties officeooo:rsid="071e3323" officeooo:paragraph-rsid="07286899"/>
    </style:style>
    <style:style style:name="P97" style:family="paragraph" style:parent-style-name="Text_20_body">
      <style:text-properties officeooo:rsid="071f9366" officeooo:paragraph-rsid="071f9366"/>
    </style:style>
    <style:style style:name="P98" style:family="paragraph" style:parent-style-name="Text_20_body">
      <style:text-properties officeooo:rsid="071f9366" officeooo:paragraph-rsid="0722292e"/>
    </style:style>
    <style:style style:name="P99" style:family="paragraph" style:parent-style-name="Text_20_body">
      <style:text-properties officeooo:rsid="071f9366" officeooo:paragraph-rsid="0723981b"/>
    </style:style>
    <style:style style:name="P100" style:family="paragraph" style:parent-style-name="Text_20_body">
      <style:text-properties officeooo:rsid="071f9366" officeooo:paragraph-rsid="07286899"/>
    </style:style>
    <style:style style:name="P101" style:family="paragraph" style:parent-style-name="Text_20_body">
      <style:text-properties officeooo:rsid="0720a6a6" officeooo:paragraph-rsid="0721a9d1"/>
    </style:style>
    <style:style style:name="P102" style:family="paragraph" style:parent-style-name="Text_20_body">
      <style:text-properties officeooo:rsid="0722292e" officeooo:paragraph-rsid="0722292e"/>
    </style:style>
    <style:style style:name="P103" style:family="paragraph" style:parent-style-name="Text_20_body">
      <style:text-properties officeooo:rsid="07286899" officeooo:paragraph-rsid="072a9159"/>
    </style:style>
    <style:style style:name="P104" style:family="paragraph" style:parent-style-name="Text_20_body">
      <style:text-properties officeooo:rsid="072c5626" officeooo:paragraph-rsid="072c5626"/>
    </style:style>
    <style:style style:name="P105" style:family="paragraph" style:parent-style-name="Text_20_body">
      <style:text-properties officeooo:rsid="072dc1a5" officeooo:paragraph-rsid="072dc1a5"/>
    </style:style>
    <style:style style:name="P106" style:family="paragraph" style:parent-style-name="Text_20_body">
      <style:text-properties officeooo:rsid="072eda02" officeooo:paragraph-rsid="072eda02"/>
    </style:style>
    <style:style style:name="P107" style:family="paragraph" style:parent-style-name="Text_20_body">
      <style:text-properties officeooo:rsid="072eda02" officeooo:paragraph-rsid="0730aa2c"/>
    </style:style>
    <style:style style:name="P108" style:family="paragraph" style:parent-style-name="Text_20_body">
      <style:text-properties officeooo:rsid="072eda02" officeooo:paragraph-rsid="0732328e"/>
    </style:style>
    <style:style style:name="P109" style:family="paragraph" style:parent-style-name="Text_20_body">
      <style:text-properties officeooo:rsid="072eda02" officeooo:paragraph-rsid="0733e880"/>
    </style:style>
    <style:style style:name="P110" style:family="paragraph" style:parent-style-name="Text_20_body">
      <style:text-properties officeooo:rsid="072eda02" officeooo:paragraph-rsid="0735f6a3"/>
    </style:style>
    <style:style style:name="P111" style:family="paragraph" style:parent-style-name="Text_20_body">
      <style:text-properties officeooo:rsid="0730aa2c" officeooo:paragraph-rsid="0730aa2c"/>
    </style:style>
    <style:style style:name="P112" style:family="paragraph" style:parent-style-name="Text_20_body">
      <style:text-properties officeooo:rsid="0735f6a3" officeooo:paragraph-rsid="0735f6a3"/>
    </style:style>
    <style:style style:name="P113" style:family="paragraph" style:parent-style-name="Text_20_body">
      <style:text-properties officeooo:rsid="0737e70a" officeooo:paragraph-rsid="0737e70a"/>
    </style:style>
    <style:style style:name="P114" style:family="paragraph" style:parent-style-name="Text_20_body">
      <style:text-properties officeooo:rsid="0737e70a" officeooo:paragraph-rsid="0756e88e"/>
    </style:style>
    <style:style style:name="P115" style:family="paragraph" style:parent-style-name="Text_20_body">
      <style:text-properties officeooo:rsid="0737e70a" officeooo:paragraph-rsid="07575c34"/>
    </style:style>
    <style:style style:name="P116" style:family="paragraph" style:parent-style-name="Text_20_body">
      <style:text-properties officeooo:rsid="07397f76" officeooo:paragraph-rsid="07397f76"/>
    </style:style>
    <style:style style:name="P117" style:family="paragraph" style:parent-style-name="Text_20_body">
      <style:text-properties officeooo:rsid="073a8a27" officeooo:paragraph-rsid="073a8a27"/>
    </style:style>
    <style:style style:name="P118" style:family="paragraph" style:parent-style-name="Text_20_body">
      <style:text-properties officeooo:rsid="073a8a27" officeooo:paragraph-rsid="073ac5df"/>
    </style:style>
    <style:style style:name="P119" style:family="paragraph" style:parent-style-name="Text_20_body">
      <style:text-properties officeooo:rsid="073a8a27" officeooo:paragraph-rsid="07575c34"/>
    </style:style>
    <style:style style:name="P120" style:family="paragraph" style:parent-style-name="Text_20_body">
      <style:text-properties officeooo:rsid="073ac5df" officeooo:paragraph-rsid="073ac5df"/>
    </style:style>
    <style:style style:name="P121" style:family="paragraph" style:parent-style-name="Text_20_body">
      <style:text-properties officeooo:rsid="073ac5df" officeooo:paragraph-rsid="073ca625"/>
    </style:style>
    <style:style style:name="P122" style:family="paragraph" style:parent-style-name="Text_20_body">
      <style:text-properties officeooo:rsid="073ac5df" officeooo:paragraph-rsid="075b79cc"/>
    </style:style>
    <style:style style:name="P123" style:family="paragraph" style:parent-style-name="Text_20_body">
      <style:text-properties officeooo:rsid="073ac5df" officeooo:paragraph-rsid="075d240e"/>
    </style:style>
    <style:style style:name="P124" style:family="paragraph" style:parent-style-name="Text_20_body">
      <style:text-properties officeooo:rsid="073ac5df" officeooo:paragraph-rsid="075dcf35"/>
    </style:style>
    <style:style style:name="P125" style:family="paragraph" style:parent-style-name="Text_20_body">
      <style:text-properties officeooo:rsid="073e319d" officeooo:paragraph-rsid="073e319d"/>
    </style:style>
    <style:style style:name="P126" style:family="paragraph" style:parent-style-name="Text_20_body">
      <style:text-properties officeooo:rsid="07123c97" officeooo:paragraph-rsid="075460fb"/>
    </style:style>
    <style:style style:name="P127" style:family="paragraph" style:parent-style-name="Text_20_body">
      <style:text-properties officeooo:rsid="0753f9bc" officeooo:paragraph-rsid="0753f9bc"/>
    </style:style>
    <style:style style:name="P128" style:family="paragraph" style:parent-style-name="Text_20_body">
      <style:text-properties officeooo:rsid="0756e88e" officeooo:paragraph-rsid="07575c34"/>
    </style:style>
    <style:style style:name="P129" style:family="paragraph" style:parent-style-name="Text_20_body">
      <style:text-properties officeooo:rsid="07575c34" officeooo:paragraph-rsid="07575c34"/>
    </style:style>
    <style:style style:name="P130" style:family="paragraph" style:parent-style-name="Text_20_body">
      <style:text-properties officeooo:rsid="075dcf35" officeooo:paragraph-rsid="075dcf35"/>
    </style:style>
    <style:style style:name="P131" style:family="paragraph" style:parent-style-name="Text_20_body">
      <style:text-properties officeooo:rsid="075dcf35" officeooo:paragraph-rsid="076077f4"/>
    </style:style>
    <style:style style:name="P132" style:family="paragraph" style:parent-style-name="Text_20_body">
      <style:text-properties officeooo:rsid="075b79cc" officeooo:paragraph-rsid="075b79cc"/>
    </style:style>
    <style:style style:name="P133" style:family="paragraph" style:parent-style-name="Text_20_body">
      <style:text-properties officeooo:rsid="076077f4" officeooo:paragraph-rsid="076077f4"/>
    </style:style>
    <style:style style:name="P134" style:family="paragraph" style:parent-style-name="Text_20_body">
      <style:text-properties officeooo:rsid="076077f4" officeooo:paragraph-rsid="0760c417"/>
    </style:style>
    <style:style style:name="P135" style:family="paragraph" style:parent-style-name="Text_20_body">
      <style:text-properties officeooo:rsid="0760c417" officeooo:paragraph-rsid="0760c417"/>
    </style:style>
    <style:style style:name="P136" style:family="paragraph" style:parent-style-name="Text_20_body">
      <style:text-properties officeooo:rsid="0760c417" officeooo:paragraph-rsid="076119a8"/>
    </style:style>
    <style:style style:name="P137" style:family="paragraph" style:parent-style-name="Text_20_body">
      <style:text-properties officeooo:rsid="07460b7a" officeooo:paragraph-rsid="076119a8"/>
    </style:style>
    <style:style style:name="P138" style:family="paragraph" style:parent-style-name="Text_20_body">
      <style:text-properties officeooo:rsid="076119a8" officeooo:paragraph-rsid="076119a8"/>
    </style:style>
    <style:style style:name="P139" style:family="paragraph" style:parent-style-name="Text_20_body">
      <style:text-properties officeooo:rsid="076119a8" officeooo:paragraph-rsid="07624c17"/>
    </style:style>
    <style:style style:name="P140" style:family="paragraph" style:parent-style-name="Text_20_body">
      <style:text-properties officeooo:rsid="07624c17" officeooo:paragraph-rsid="0762807a"/>
    </style:style>
    <style:style style:name="P141" style:family="paragraph" style:parent-style-name="Text_20_body">
      <style:text-properties officeooo:rsid="07624c17" officeooo:paragraph-rsid="0768bfee"/>
    </style:style>
    <style:style style:name="P142" style:family="paragraph" style:parent-style-name="Text_20_body">
      <style:text-properties officeooo:rsid="0762807a" officeooo:paragraph-rsid="0768bfee"/>
    </style:style>
    <style:style style:name="P143" style:family="paragraph" style:parent-style-name="Text_20_body">
      <style:text-properties officeooo:rsid="0768bfee" officeooo:paragraph-rsid="0768bfee"/>
    </style:style>
    <style:style style:name="P144" style:family="paragraph" style:parent-style-name="Text_20_body">
      <style:text-properties officeooo:rsid="076b8b7d" officeooo:paragraph-rsid="076b8b7d"/>
    </style:style>
    <style:style style:name="P145" style:family="paragraph" style:parent-style-name="Heading_20_1">
      <style:text-properties officeooo:paragraph-rsid="000130ee"/>
    </style:style>
    <style:style style:name="P146" style:family="paragraph" style:parent-style-name="Heading_20_2">
      <style:paragraph-properties fo:break-before="page"/>
    </style:style>
    <style:style style:name="P147" style:family="paragraph" style:parent-style-name="Text_20_body">
      <style:text-properties officeooo:rsid="075dcf35" officeooo:paragraph-rsid="075dcf35"/>
    </style:style>
    <style:style style:name="P148" style:family="paragraph" style:parent-style-name="Text_20_body">
      <style:text-properties officeooo:rsid="0768bfee" officeooo:paragraph-rsid="0768bfee"/>
    </style:style>
    <style:style style:name="P149" style:family="paragraph" style:parent-style-name="Text_20_body">
      <style:text-properties officeooo:rsid="0770257e" officeooo:paragraph-rsid="0770257e"/>
    </style:style>
    <style:style style:name="P150" style:family="paragraph" style:parent-style-name="Text_20_body">
      <style:text-properties officeooo:rsid="0770f499" officeooo:paragraph-rsid="0770f499"/>
    </style:style>
    <style:style style:name="P151" style:family="paragraph" style:parent-style-name="Text_20_body">
      <style:text-properties officeooo:rsid="0770f499" officeooo:paragraph-rsid="0772e7b3"/>
    </style:style>
    <style:style style:name="P152" style:family="paragraph" style:parent-style-name="Text_20_body">
      <style:text-properties officeooo:rsid="07745995" officeooo:paragraph-rsid="07745995"/>
    </style:style>
    <style:style style:name="P153" style:family="paragraph" style:parent-style-name="Text_20_body">
      <style:text-properties officeooo:rsid="07745995" officeooo:paragraph-rsid="0778eb29"/>
    </style:style>
    <style:style style:name="P154" style:family="paragraph" style:parent-style-name="Text_20_body">
      <style:text-properties officeooo:rsid="0778eb29" officeooo:paragraph-rsid="0778eb29"/>
    </style:style>
    <style:style style:name="P155" style:family="paragraph" style:parent-style-name="Text_20_body">
      <style:text-properties officeooo:rsid="0779d313" officeooo:paragraph-rsid="0779d313"/>
    </style:style>
    <style:style style:name="P156" style:family="paragraph" style:parent-style-name="Text_20_body">
      <style:text-properties officeooo:rsid="077b8994" officeooo:paragraph-rsid="077b8994"/>
    </style:style>
    <style:style style:name="P157" style:family="paragraph" style:parent-style-name="Text_20_body">
      <style:text-properties officeooo:rsid="077d8154" officeooo:paragraph-rsid="077d8154"/>
    </style:style>
    <style:style style:name="P158" style:family="paragraph" style:parent-style-name="Text_20_body">
      <style:text-properties officeooo:rsid="077d8154" officeooo:paragraph-rsid="0787a418"/>
    </style:style>
    <style:style style:name="P159" style:family="paragraph" style:parent-style-name="Text_20_body">
      <style:text-properties officeooo:rsid="077d8154" officeooo:paragraph-rsid="0789974b"/>
    </style:style>
    <style:style style:name="P160" style:family="paragraph" style:parent-style-name="Text_20_body">
      <style:text-properties officeooo:rsid="077e1f94" officeooo:paragraph-rsid="077e1f94"/>
    </style:style>
    <style:style style:name="P161" style:family="paragraph" style:parent-style-name="Text_20_body">
      <style:text-properties officeooo:rsid="077e1f94" officeooo:paragraph-rsid="077f50e0"/>
    </style:style>
    <style:style style:name="P162" style:family="paragraph" style:parent-style-name="Text_20_body">
      <style:text-properties officeooo:rsid="077f50e0" officeooo:paragraph-rsid="077f70b3"/>
    </style:style>
    <style:style style:name="P163" style:family="paragraph" style:parent-style-name="Text_20_body">
      <style:text-properties officeooo:rsid="0781342a" officeooo:paragraph-rsid="0781342a"/>
    </style:style>
    <style:style style:name="P164" style:family="paragraph" style:parent-style-name="Text_20_body">
      <style:text-properties officeooo:rsid="0784ef39" officeooo:paragraph-rsid="0784ef39"/>
    </style:style>
    <style:style style:name="P165" style:family="paragraph" style:parent-style-name="Text_20_body">
      <style:text-properties officeooo:rsid="078e4a3a" officeooo:paragraph-rsid="078e4a3a"/>
    </style:style>
    <style:style style:name="P166" style:family="paragraph" style:parent-style-name="Text_20_body">
      <style:text-properties officeooo:rsid="078e4a3a" officeooo:paragraph-rsid="07903256"/>
    </style:style>
    <style:style style:name="P167" style:family="paragraph" style:parent-style-name="Text_20_body">
      <style:text-properties officeooo:rsid="078f04ac" officeooo:paragraph-rsid="07903256"/>
    </style:style>
    <style:style style:name="P168" style:family="paragraph" style:parent-style-name="Text_20_body">
      <style:text-properties officeooo:rsid="07903256" officeooo:paragraph-rsid="07903256"/>
    </style:style>
    <style:style style:name="P169" style:family="paragraph" style:parent-style-name="Text_20_body">
      <style:text-properties officeooo:rsid="0793d665" officeooo:paragraph-rsid="0793d665"/>
    </style:style>
    <style:style style:name="P170" style:family="paragraph" style:parent-style-name="Text_20_body">
      <style:text-properties officeooo:rsid="0796ab29" officeooo:paragraph-rsid="0796ab29"/>
    </style:style>
    <style:style style:name="P171" style:family="paragraph" style:parent-style-name="Text_20_body">
      <style:text-properties officeooo:rsid="0796ab29" officeooo:paragraph-rsid="079738b6"/>
    </style:style>
    <style:style style:name="P172" style:family="paragraph" style:parent-style-name="Text_20_body">
      <style:text-properties officeooo:rsid="0796ab29" officeooo:paragraph-rsid="0798090b"/>
    </style:style>
    <style:style style:name="P173" style:family="paragraph" style:parent-style-name="Text_20_body">
      <style:text-properties officeooo:rsid="072dc1a5" officeooo:paragraph-rsid="0796ab29"/>
    </style:style>
    <style:style style:name="P174" style:family="paragraph" style:parent-style-name="Text_20_body">
      <style:text-properties officeooo:rsid="0798090b" officeooo:paragraph-rsid="0798090b"/>
    </style:style>
    <style:style style:name="T1" style:family="text">
      <style:text-properties officeooo:rsid="06a56166"/>
    </style:style>
    <style:style style:name="T2" style:family="text">
      <style:text-properties officeooo:rsid="06a65f80"/>
    </style:style>
    <style:style style:name="T3" style:family="text">
      <style:text-properties officeooo:rsid="06a6dd1f"/>
    </style:style>
    <style:style style:name="T4" style:family="text">
      <style:text-properties officeooo:rsid="06a7a8a0"/>
    </style:style>
    <style:style style:name="T5" style:family="text">
      <style:text-properties officeooo:rsid="06a90670"/>
    </style:style>
    <style:style style:name="T6" style:family="text">
      <style:text-properties officeooo:rsid="06aa36d0"/>
    </style:style>
    <style:style style:name="T7" style:family="text">
      <style:text-properties officeooo:rsid="06aa4e38"/>
    </style:style>
    <style:style style:name="T8" style:family="text">
      <style:text-properties officeooo:rsid="06aa9d03"/>
    </style:style>
    <style:style style:name="T9" style:family="text">
      <style:text-properties officeooo:rsid="06ab156d"/>
    </style:style>
    <style:style style:name="T10" style:family="text">
      <style:text-properties officeooo:rsid="06ac61d4"/>
    </style:style>
    <style:style style:name="T11" style:family="text">
      <style:text-properties officeooo:rsid="06ac6cea"/>
    </style:style>
    <style:style style:name="T12" style:family="text">
      <style:text-properties officeooo:rsid="06b05ea7"/>
    </style:style>
    <style:style style:name="T13" style:family="text">
      <style:text-properties officeooo:rsid="06b769e7"/>
    </style:style>
    <style:style style:name="T14" style:family="text">
      <style:text-properties officeooo:rsid="06b79092"/>
    </style:style>
    <style:style style:name="T15" style:family="text">
      <style:text-properties officeooo:rsid="06b82796"/>
    </style:style>
    <style:style style:name="T16" style:family="text">
      <style:text-properties officeooo:rsid="06b8bbf1"/>
    </style:style>
    <style:style style:name="T17" style:family="text">
      <style:text-properties officeooo:rsid="06ba41d7"/>
    </style:style>
    <style:style style:name="T18" style:family="text">
      <style:text-properties officeooo:rsid="06bcaf07"/>
    </style:style>
    <style:style style:name="T19" style:family="text">
      <style:text-properties officeooo:rsid="06bdf082"/>
    </style:style>
    <style:style style:name="T20" style:family="text">
      <style:text-properties officeooo:rsid="06c07fc8"/>
    </style:style>
    <style:style style:name="T21" style:family="text">
      <style:text-properties officeooo:rsid="06c28372"/>
    </style:style>
    <style:style style:name="T22" style:family="text">
      <style:text-properties officeooo:rsid="06c3671f"/>
    </style:style>
    <style:style style:name="T23" style:family="text">
      <style:text-properties officeooo:rsid="06c54afd"/>
    </style:style>
    <style:style style:name="T24" style:family="text">
      <style:text-properties officeooo:rsid="06c60e2f"/>
    </style:style>
    <style:style style:name="T25" style:family="text">
      <style:text-properties officeooo:rsid="06c63571"/>
    </style:style>
    <style:style style:name="T26" style:family="text">
      <style:text-properties officeooo:rsid="06c7fec1"/>
    </style:style>
    <style:style style:name="T27" style:family="text">
      <style:text-properties officeooo:rsid="06c8b18a"/>
    </style:style>
    <style:style style:name="T28" style:family="text">
      <style:text-properties officeooo:rsid="06c9544c"/>
    </style:style>
    <style:style style:name="T29" style:family="text">
      <style:text-properties officeooo:rsid="06c95a60"/>
    </style:style>
    <style:style style:name="T30" style:family="text">
      <style:text-properties officeooo:rsid="06ca7fd4"/>
    </style:style>
    <style:style style:name="T31" style:family="text">
      <style:text-properties officeooo:rsid="06cdaba8"/>
    </style:style>
    <style:style style:name="T32" style:family="text">
      <style:text-properties officeooo:rsid="06d0d5fc"/>
    </style:style>
    <style:style style:name="T33" style:family="text">
      <style:text-properties officeooo:rsid="06d237a4"/>
    </style:style>
    <style:style style:name="T34" style:family="text">
      <style:text-properties officeooo:rsid="06d3dca6"/>
    </style:style>
    <style:style style:name="T35" style:family="text">
      <style:text-properties officeooo:rsid="06d5334b"/>
    </style:style>
    <style:style style:name="T36" style:family="text">
      <style:text-properties officeooo:rsid="06d61025"/>
    </style:style>
    <style:style style:name="T37" style:family="text">
      <style:text-properties officeooo:rsid="06d9074d"/>
    </style:style>
    <style:style style:name="T38" style:family="text">
      <style:text-properties officeooo:rsid="06dab040"/>
    </style:style>
    <style:style style:name="T39" style:family="text">
      <style:text-properties officeooo:rsid="06dbaa60"/>
    </style:style>
    <style:style style:name="T40" style:family="text">
      <style:text-properties officeooo:rsid="06dc2020"/>
    </style:style>
    <style:style style:name="T41" style:family="text">
      <style:text-properties officeooo:rsid="06ddf9c3"/>
    </style:style>
    <style:style style:name="T42" style:family="text">
      <style:text-properties officeooo:rsid="06e04988"/>
    </style:style>
    <style:style style:name="T43" style:family="text">
      <style:text-properties officeooo:rsid="06e1c27c"/>
    </style:style>
    <style:style style:name="T44" style:family="text">
      <style:text-properties officeooo:rsid="06e1ee04"/>
    </style:style>
    <style:style style:name="T45" style:family="text">
      <style:text-properties officeooo:rsid="06e3e9e7"/>
    </style:style>
    <style:style style:name="T46" style:family="text">
      <style:text-properties officeooo:rsid="06e66ef4"/>
    </style:style>
    <style:style style:name="T47" style:family="text">
      <style:text-properties officeooo:rsid="06e768fb"/>
    </style:style>
    <style:style style:name="T48" style:family="text">
      <style:text-properties officeooo:rsid="06e94ce2"/>
    </style:style>
    <style:style style:name="T49" style:family="text">
      <style:text-properties officeooo:rsid="06ea89b2"/>
    </style:style>
    <style:style style:name="T50" style:family="text">
      <style:text-properties officeooo:rsid="06eb5f80"/>
    </style:style>
    <style:style style:name="T51" style:family="text">
      <style:text-properties officeooo:rsid="06eccd1e"/>
    </style:style>
    <style:style style:name="T52" style:family="text">
      <style:text-properties officeooo:rsid="06ecded0"/>
    </style:style>
    <style:style style:name="T53" style:family="text">
      <style:text-properties officeooo:rsid="06edbcdd"/>
    </style:style>
    <style:style style:name="T54" style:family="text">
      <style:text-properties officeooo:rsid="06ef07e0"/>
    </style:style>
    <style:style style:name="T55" style:family="text">
      <style:text-properties officeooo:rsid="06f04415"/>
    </style:style>
    <style:style style:name="T56" style:family="text">
      <style:text-properties officeooo:rsid="06f0e5b1"/>
    </style:style>
    <style:style style:name="T57" style:family="text">
      <style:text-properties officeooo:rsid="06f21fb1"/>
    </style:style>
    <style:style style:name="T58" style:family="text">
      <style:text-properties officeooo:rsid="06f34279"/>
    </style:style>
    <style:style style:name="T59" style:family="text">
      <style:text-properties officeooo:rsid="06f49f24"/>
    </style:style>
    <style:style style:name="T60" style:family="text">
      <style:text-properties officeooo:rsid="06f5f658"/>
    </style:style>
    <style:style style:name="T61" style:family="text">
      <style:text-properties officeooo:rsid="06f7806d"/>
    </style:style>
    <style:style style:name="T62" style:family="text">
      <style:text-properties officeooo:rsid="06f97699"/>
    </style:style>
    <style:style style:name="T63" style:family="text">
      <style:text-properties officeooo:rsid="06fa96a0"/>
    </style:style>
    <style:style style:name="T64" style:family="text">
      <style:text-properties officeooo:rsid="06fb43a4"/>
    </style:style>
    <style:style style:name="T65" style:family="text">
      <style:text-properties officeooo:rsid="06fc650c"/>
    </style:style>
    <style:style style:name="T66" style:family="text">
      <style:text-properties officeooo:rsid="06fdeb90"/>
    </style:style>
    <style:style style:name="T67" style:family="text">
      <style:text-properties officeooo:rsid="06fe4baf"/>
    </style:style>
    <style:style style:name="T68" style:family="text">
      <style:text-properties officeooo:rsid="070d0d2a"/>
    </style:style>
    <style:style style:name="T69" style:family="text">
      <style:text-properties officeooo:rsid="070f57d1"/>
    </style:style>
    <style:style style:name="T70" style:family="text">
      <style:text-properties officeooo:rsid="071143dd"/>
    </style:style>
    <style:style style:name="T71" style:family="text">
      <style:text-properties officeooo:rsid="07123c97"/>
    </style:style>
    <style:style style:name="T72" style:family="text">
      <style:text-properties officeooo:rsid="071471e2"/>
    </style:style>
    <style:style style:name="T73" style:family="text">
      <style:text-properties officeooo:rsid="0715eecf"/>
    </style:style>
    <style:style style:name="T74" style:family="text">
      <style:text-properties officeooo:rsid="0716ede8"/>
    </style:style>
    <style:style style:name="T75" style:family="text">
      <style:text-properties officeooo:rsid="0718af0e"/>
    </style:style>
    <style:style style:name="T76" style:family="text">
      <style:text-properties officeooo:rsid="071a4ae4"/>
    </style:style>
    <style:style style:name="T77" style:family="text">
      <style:text-properties officeooo:rsid="071b6646"/>
    </style:style>
    <style:style style:name="T78" style:family="text">
      <style:text-properties officeooo:rsid="071ee8cf"/>
    </style:style>
    <style:style style:name="T79" style:family="text">
      <style:text-properties officeooo:rsid="0721a9d1"/>
    </style:style>
    <style:style style:name="T80" style:family="text">
      <style:text-properties officeooo:rsid="0722292e"/>
    </style:style>
    <style:style style:name="T81" style:family="text">
      <style:text-properties officeooo:rsid="072505ba"/>
    </style:style>
    <style:style style:name="T82" style:family="text">
      <style:text-properties officeooo:rsid="07260d0c"/>
    </style:style>
    <style:style style:name="T83" style:family="text">
      <style:text-properties officeooo:rsid="0726a659"/>
    </style:style>
    <style:style style:name="T84" style:family="text">
      <style:text-properties officeooo:rsid="0727549f"/>
    </style:style>
    <style:style style:name="T85" style:family="text">
      <style:text-properties officeooo:rsid="07286899"/>
    </style:style>
    <style:style style:name="T86" style:family="text">
      <style:text-properties officeooo:rsid="072a9159"/>
    </style:style>
    <style:style style:name="T87" style:family="text">
      <style:text-properties officeooo:rsid="072bffed"/>
    </style:style>
    <style:style style:name="T88" style:family="text">
      <style:text-properties officeooo:rsid="072c5626"/>
    </style:style>
    <style:style style:name="T89" style:family="text">
      <style:text-properties officeooo:rsid="0730aa2c"/>
    </style:style>
    <style:style style:name="T90" style:family="text">
      <style:text-properties officeooo:rsid="0732328e"/>
    </style:style>
    <style:style style:name="T91" style:family="text">
      <style:text-properties officeooo:rsid="0733e880"/>
    </style:style>
    <style:style style:name="T92" style:family="text">
      <style:text-properties officeooo:rsid="0735d3a9"/>
    </style:style>
    <style:style style:name="T93" style:family="text">
      <style:text-properties officeooo:rsid="0735f6a3"/>
    </style:style>
    <style:style style:name="T94" style:family="text">
      <style:text-properties officeooo:rsid="0737e70a"/>
    </style:style>
    <style:style style:name="T95" style:family="text">
      <style:text-properties officeooo:rsid="07397f76"/>
    </style:style>
    <style:style style:name="T96" style:family="text">
      <style:text-properties officeooo:rsid="073a8a27"/>
    </style:style>
    <style:style style:name="T97" style:family="text">
      <style:text-properties officeooo:rsid="073ac5df"/>
    </style:style>
    <style:style style:name="T98" style:family="text">
      <style:text-properties officeooo:rsid="073ca625"/>
    </style:style>
    <style:style style:name="T99" style:family="text">
      <style:text-properties officeooo:rsid="073d572b"/>
    </style:style>
    <style:style style:name="T100" style:family="text">
      <style:text-properties officeooo:rsid="073e319d"/>
    </style:style>
    <style:style style:name="T101" style:family="text">
      <style:text-properties officeooo:rsid="07424f13"/>
    </style:style>
    <style:style style:name="T102" style:family="text">
      <style:text-properties officeooo:rsid="074760df"/>
    </style:style>
    <style:style style:name="T103" style:family="text">
      <style:text-properties officeooo:rsid="07479410"/>
    </style:style>
    <style:style style:name="T104" style:family="text">
      <style:text-properties officeooo:rsid="0747a279"/>
    </style:style>
    <style:style style:name="T105" style:family="text">
      <style:text-properties officeooo:rsid="0747b078"/>
    </style:style>
    <style:style style:name="T106" style:family="text">
      <style:text-properties officeooo:rsid="07523b12"/>
    </style:style>
    <style:style style:name="T107" style:family="text">
      <style:text-properties officeooo:rsid="075285d8"/>
    </style:style>
    <style:style style:name="T108" style:family="text">
      <style:text-properties officeooo:rsid="0753f9bc"/>
    </style:style>
    <style:style style:name="T109" style:family="text">
      <style:text-properties officeooo:rsid="075460fb"/>
    </style:style>
    <style:style style:name="T110" style:family="text">
      <style:text-properties officeooo:rsid="07550461"/>
    </style:style>
    <style:style style:name="T111" style:family="text">
      <style:text-properties officeooo:rsid="0756e88e"/>
    </style:style>
    <style:style style:name="T112" style:family="text">
      <style:text-properties officeooo:rsid="07575c34"/>
    </style:style>
    <style:style style:name="T113" style:family="text">
      <style:text-properties officeooo:rsid="0757bfc6"/>
    </style:style>
    <style:style style:name="T114" style:family="text">
      <style:text-properties officeooo:rsid="075a1f92"/>
    </style:style>
    <style:style style:name="T115" style:family="text">
      <style:text-properties officeooo:rsid="075b79cc"/>
    </style:style>
    <style:style style:name="T116" style:family="text">
      <style:text-properties officeooo:rsid="075d240e"/>
    </style:style>
    <style:style style:name="T117" style:family="text">
      <style:text-properties officeooo:rsid="075dcf35"/>
    </style:style>
    <style:style style:name="T118" style:family="text">
      <style:text-properties officeooo:rsid="076077f4"/>
    </style:style>
    <style:style style:name="T119" style:family="text">
      <style:text-properties officeooo:rsid="0760c417"/>
    </style:style>
    <style:style style:name="T120" style:family="text">
      <style:text-properties officeooo:rsid="076119a8"/>
    </style:style>
    <style:style style:name="T121" style:family="text">
      <style:text-properties officeooo:rsid="07624c17"/>
    </style:style>
    <style:style style:name="T122" style:family="text">
      <style:text-properties officeooo:rsid="0762807a"/>
    </style:style>
    <style:style style:name="T123" style:family="text">
      <style:text-properties officeooo:rsid="07633a66"/>
    </style:style>
    <style:style style:name="T124" style:family="text">
      <style:text-properties officeooo:rsid="0764e3af"/>
    </style:style>
    <style:style style:name="T125" style:family="text">
      <style:text-properties officeooo:rsid="07663ac1"/>
    </style:style>
    <style:style style:name="T126" style:family="text">
      <style:text-properties officeooo:rsid="0768bfee"/>
    </style:style>
    <style:style style:name="T127" style:family="text">
      <style:text-properties officeooo:rsid="076b8b7d"/>
    </style:style>
    <style:style style:name="T128" style:family="text">
      <style:text-properties officeooo:rsid="076bbaad"/>
    </style:style>
    <style:style style:name="T129" style:family="text">
      <style:text-properties officeooo:rsid="076ceb38"/>
    </style:style>
    <style:style style:name="T130" style:family="text">
      <style:text-properties officeooo:rsid="0770f499"/>
    </style:style>
    <style:style style:name="T131" style:family="text">
      <style:text-properties officeooo:rsid="0772e7b3"/>
    </style:style>
    <style:style style:name="T132" style:family="text">
      <style:text-properties officeooo:rsid="07745995"/>
    </style:style>
    <style:style style:name="T133" style:family="text">
      <style:text-properties officeooo:rsid="07750fac"/>
    </style:style>
    <style:style style:name="T134" style:family="text">
      <style:text-properties officeooo:rsid="0776f4d8"/>
    </style:style>
    <style:style style:name="T135" style:family="text">
      <style:text-properties officeooo:rsid="0778eb29"/>
    </style:style>
    <style:style style:name="T136" style:family="text">
      <style:text-properties officeooo:rsid="077a11bd"/>
    </style:style>
    <style:style style:name="T137" style:family="text">
      <style:text-properties officeooo:rsid="077b8994"/>
    </style:style>
    <style:style style:name="T138" style:family="text">
      <style:text-properties officeooo:rsid="077d8154"/>
    </style:style>
    <style:style style:name="T139" style:family="text">
      <style:text-properties officeooo:rsid="077e1f94"/>
    </style:style>
    <style:style style:name="T140" style:family="text">
      <style:text-properties officeooo:rsid="077f50e0"/>
    </style:style>
    <style:style style:name="T141" style:family="text">
      <style:text-properties officeooo:rsid="077f70b3"/>
    </style:style>
    <style:style style:name="T142" style:family="text">
      <style:text-properties officeooo:rsid="0781342a"/>
    </style:style>
    <style:style style:name="T143" style:family="text">
      <style:text-properties officeooo:rsid="078226c6"/>
    </style:style>
    <style:style style:name="T144" style:family="text">
      <style:text-properties officeooo:rsid="07842323"/>
    </style:style>
    <style:style style:name="T145" style:family="text">
      <style:text-properties officeooo:rsid="0784ef39"/>
    </style:style>
    <style:style style:name="T146" style:family="text">
      <style:text-properties officeooo:rsid="0787a418"/>
    </style:style>
    <style:style style:name="T147" style:family="text">
      <style:text-properties officeooo:rsid="0789974b"/>
    </style:style>
    <style:style style:name="T148" style:family="text">
      <style:text-properties officeooo:rsid="07903256"/>
    </style:style>
    <style:style style:name="T149" style:family="text">
      <style:text-properties officeooo:rsid="0790d74a"/>
    </style:style>
    <style:style style:name="T150" style:family="text">
      <style:text-properties officeooo:rsid="0793d665"/>
    </style:style>
    <style:style style:name="T151" style:family="text">
      <style:text-properties officeooo:rsid="079738b6"/>
    </style:style>
    <style:style style:name="T152" style:family="text">
      <style:text-properties officeooo:rsid="079809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5" text:outline-level="1">Chapter 0: Intro</text:h>
      <text:p text:style-name="P1">Era of Gods is a horror fantasy set in a virtual game world known as Era of Gods. It tells the story of glory and conquest that its inhabitants experience as they do their best to survive in a world determined to kill them. Will they live? Or, will they die? Only time will tell.</text:p>
      <text:p text:style-name="P1">This second book continues from the last and leads up to on the journey of Mary, a true hyper-scaler that exists to win the game.</text:p>
      <text:p text:style-name="P1">This book begins with a lot more technical detail than the last, because it’s simply necessary to explain everything in detail to fully flesh out the perk systems. But, after the first chapter, things will chill out once again.</text:p>
      <text:h text:style-name="Heading_20_1" text:outline-level="1">Chapter 1: <text:span text:style-name="T1">Ah, This is a Horror Game After All</text:span></text:h>
      <text:p text:style-name="P2">The evening comes and goes and the next day arrives with Mary waking up in her bed.</text:p>
      <text:p text:style-name="P2">Now, even with Passive Training enabled on its maximum setting, she can sleep through the night.</text:p>
      <text:p text:style-name="P2">This is in part due to a combination of accrued fatigue, increased <text:span text:style-name="T1">innate stats </text:span>and mental tolerance allowing her to ignore the perk for long enough to drift off.</text:p>
      <text:p text:style-name="P2">‘Day <text:span text:style-name="T1">4</text:span>,’ Mary thinks to herself as she rises.</text:p>
      <text:p text:style-name="P3">The first <text:span text:style-name="T1">day was when the players and spires appeared and was spent mostly relaxing.</text:span></text:p>
      <text:p text:style-name="P3"><text:span text:style-name="T1">The second </text:span>was spent on the competition near the spire <text:span text:style-name="T1">where Mary led Aric’s team to victory</text:span>.</text:p>
      <text:p text:style-name="P3">The <text:span text:style-name="T1">third was spent exploring </text:span>mossy caves, <text:span text:style-name="T1">where everybody except Monte, Conner, Maxwell, King Presley and herself died</text:span>.</text:p>
      <text:p text:style-name="P3"><text:span text:style-name="T1">And now, this fourth day will </text:span>likely involve <text:span text:style-name="T1">lounging</text:span> around like on the first night while waiting for the others around her, <text:span text:style-name="T1">both Players and Residents,</text:span> to get their affairs together.</text:p>
      <text:p text:style-name="P4">After what happened yesterday, she doubts that anybody has any desire to go adventuring again. It might even be the case that the City Lord and guards would prevent the other players and she from leaving if they tried.</text:p>
      <text:p text:style-name="P2">Fortunately, Mary <text:span text:style-name="T1">doesn’t mind these circumstances. Thanks to her Passive Training perk, she is able to improve has innate abilities passively over time even when idle.</text:span></text:p>
      <text:p text:style-name="P4">The only real ‘issue’ for her to keep aware of in the back of her mind is the existence of the spires and demons invading from them that are effectively a ticking time-bomb.</text:p>
      <text:p text:style-name="P6">But, she doesn’t foresee them being too immediate of a problem. <text:span text:style-name="T5">So</text:span>, by the time that the continent is reaching a breaking point, she expects to be <text:span text:style-name="T5">more than strong enough to deal with them by then.</text:span></text:p>
      <text:p text:style-name="P4">‘It was good to get level 2 down in the Mossy Caves. But, even with us gaining more experience from kills down there compared to in the beta, it seems that leveling will be a slog like in the last game either way.’</text:p>
      <text:p text:style-name="P4">The person known to reach level 100 the fastest in the last session took 30 years. And, for her, it took 50. Thus, even if leveling is twice as fast, or even three times as fast due to new strategies, she can expect level 100 to take a decade to complete.</text:p>
      <text:p text:style-name="P4">As for the levels beyond, because levels above 100 use a different system than exp, its hard to say how different <text:span text:style-name="T3">leveling to 101 and beyond will be.</text:span></text:p>
      <text:p text:style-name="P5">‘<text:span text:style-name="T2">Oh well. Either way, I can only do what I do and stick with my strategy.</text:span></text:p>
      <text:p text:style-name="P7">Now, about my Automated Virtual Crafting perk. <text:span text:style-name="T6">My arsenal of </text:span><text:span text:style-name="T7">basic supplies is now complete.”</text:span></text:p>
      <text:p text:style-name="P8"><text:soft-page-break/>Her vision augments with a cubic space that <text:span text:style-name="T6">contains </text:span><text:span text:style-name="T10">the rifle, bullets and barrier device that she used before along with a variety of other items that she has yet to reveal.</text:span></text:p>
      <text:p text:style-name="P12">There is a Gust Rod, Fireball Rod, Lightning Bolt Rod and Force Blast Rod that she charged up all with the intent of aiding her in various situations.</text:p>
      <text:p text:style-name="P15">And, she has also started the creation of a set of black under armor made of a fine black material that slowly forms along the edges.</text:p>
      <text:p text:style-name="P12">‘Not bad,’ she thinks to herself. ‘Thanks to Bonus Magic I, the timeline for achieving powerful crafts has been moved up way ahead of schedule.</text:p>
      <text:p text:style-name="P12">I really might be unstoppable this time,’ Mary thinks to herself.</text:p>
      <text:p text:style-name="P9">Passive Training being enabled for most of the past 72 hours has continued to provide Mary with exceptional benefits to all of her abilities.</text:p>
      <text:p text:style-name="P10">In particular, her innate magic ability <text:span text:style-name="T6">has continued to grow at a rapid pace and is now </text:span>already at 3.</text:p>
      <text:p text:style-name="P10"><text:span text:style-name="T4">Thanks to Bonus Magic V, 10 points from character creation and 5 points from leveling up to 2, her magic stat is at 51. </text:span><text:span text:style-name="T6">And, since a </text:span><text:span text:style-name="T4">51 magic </text:span><text:span text:style-name="T6">stat </text:span><text:span text:style-name="T4">confers a +255% benefit to innate magic, </text:span><text:span text:style-name="T6">her final magical ability is at 10.65. </text:span><text:span text:style-name="T10">This is also a benefit of </text:span><text:span text:style-name="T6">10.65 mana generated per 100 seconds, ~383 mana per hour or ~9200 mana per day.</text:span></text:p>
      <text:p text:style-name="P11">Even though she only reached this overall power level yesterday, her mana generation before that wasn’t too bad. <text:span text:style-name="T7">She was </text:span><text:span text:style-name="T9">at</text:span><text:span text:style-name="T7"> ~1,300 mana </text:span><text:span text:style-name="T8">on the first day, ~2,600 mana on the second </text:span><text:span text:style-name="T9">and likely somewhere around ~3,300 on the third while exploring the Mossy Caves. That is why she was able to produce her </text:span><text:span text:style-name="T10">various implements.</text:span></text:p>
      <text:p text:style-name="P12">But, after hitting level 2, her power skyrocketed by quite a bit. Bonus Magic granting 36 stat points was a huge boost of 180% more magic. This large of an increase <text:span text:style-name="T11">plus her continued innate magic improvement</text:span> nearly tripled her daily mana generation <text:span text:style-name="T11">to what it is now.</text:span></text:p>
      <text:p text:style-name="P13">‘<text:span text:style-name="T11">For now, my best move is definitely to remain passive and allow Passive Training to kick off.</text:span></text:p>
      <text:p text:style-name="P14">At plus 1 to my innate abilities per day, I can over double my mana generation by the time a full week has passed. My other stats won’t exactly double, because their starting innate levels aren’t as poor as magic is. But, the increases won’t be negligible either. Four more strength would be 80 pounds of lifting strength, while four in the other categories would provide equally massive benefits.</text:p>
      <text:p text:style-name="P14">This will also let me create a ton of useful items that will make leveling up to 3 and beyond trivial.</text:p>
      <text:p text:style-name="P15">For now, though, I really need my armor to complete. I am far too vulnerable. And, yesterday was proof of that.</text:p>
      <text:p text:style-name="P15">I am very lucky that I had my barrier rod.’</text:p>
      <text:p text:style-name="P16">Like how an egg can support <text:span text:style-name="T12">hundreds of pounds if of the right quality and the weight is applied in the right way, b</text:span>arriers have the potential to be exceptionally strong in this world when deployed <text:soft-page-break/>properly; <text:span text:style-name="T12">the key word here being the word ‘properly’. Barriers are hard to deploy and even harder to deploy properly. If not for Mary’s skill and technique, then it is entirely possible that her barrier would have done nothing and she would have died.</text:span></text:p>
      <text:p text:style-name="P16">‘<text:span text:style-name="T12">I will eat and then meditate for now,’ Mary decides.</text:span></text:p>
      <text:p text:style-name="P17">So, she heads downstairs, eats, then returns to her room and sits on her chair.</text:p>
      <text:p text:style-name="P17">Here, she begins to meditate in silence as she allows for her perks to operate in peace.</text:p>
      <text:p text:style-name="P17">***</text:p>
      <text:p text:style-name="P18">Countless hours pass in complete silence as Mary enters a meditative state of complete relaxation and detachment from the outside world.</text:p>
      <text:p text:style-name="P18">Only when there is a knock on the door does she return back to complete consciousness, remarking mentally, ‘I didn’t think I could still enter such deep trances. Wonderful.’</text:p>
      <text:p text:style-name="P19">She rises to her feet and immediately takes not<text:span text:style-name="T14">e</text:span> of her further increased muscle mass. By now, her body is already extremely well-toned and her perk appears to be focused entirely <text:span text:style-name="T13">on improving muscle mass and quality. </text:span><text:span text:style-name="T14">Her arms are now noticeably muscular and bulky. If nobody comments on her size now, she’d be quite surprised.</text:span></text:p>
      <text:p text:style-name="P19">‘<text:span text:style-name="T14">My armor is now complete too,’ Mary thinks as she retrieves it from her virtual space.</text:span></text:p>
      <text:p text:style-name="P20">The armor is a <text:span text:style-name="T17">robe </text:span>made of a black magical cloth weave. 10,000 mana and Mary’s special techniques were used to produce it, so its defensive properties should be astonishing.</text:p>
      <text:p text:style-name="P21">Mary will test the exact numbers later, but her estimate for now is that it confers average resistance to Expert and lower <text:span text:style-name="T18">cutting effects, </text:span><text:span text:style-name="T19">complete immunity </text:span>to anything below that and similar levels of resistance to purely energy based effects, like fire, light, darkness, cold and the like. <text:span text:style-name="T19">It is a bit oversized, but that is so that she can grow into it and it can be used as her topmost layer in the future.</text:span></text:p>
      <text:p text:style-name="P20"><text:span text:style-name="T17">‘Next, my shield,’ she </text:span>thinks as she <text:span text:style-name="T15">sets up Automated Virtual Crafting to work on </text:span><text:span text:style-name="T17">the two</text:span><text:span text:style-name="T15">.</text:span></text:p>
      <text:p text:style-name="P24">There are a lot of items for her to make: <text:span text:style-name="T15">under-armor, chainmail </text:span><text:span text:style-name="T19">for her chest and limbs</text:span><text:span text:style-name="T15">, optional padding for joints, </text:span><text:span text:style-name="T19">a cape, a helmet, </text:span><text:span text:style-name="T15">gloves, enchanted jewelry, rods, potions, </text:span><text:span text:style-name="T16">a </text:span><text:span text:style-name="T15">sword, </text:span>a shield, guns, cannons, traps, <text:span text:style-name="T20">a backpack, belt </text:span>and so much more all at high levels of quality. Of these, <text:span text:style-name="T20">her</text:span><text:span text:style-name="T19"> robes are her first ‘real’ piece of high quality gear </text:span>that she has produced.</text:p>
      <text:p text:style-name="P22">There is another gentle lock on the door, so Mary asks, “Who is it?”</text:p>
      <text:p text:style-name="P22">“Merely a humble servant,” a woman speaks from the other side. “The lord has requested your presence. It seems that the royal convey has arrived.”</text:p>
      <text:p text:style-name="P22">“Ah, is that so? Let him know that I’ll be out in a minute,” Mary responds.</text:p>
      <text:p text:style-name="P22">“As you wish,” the servant replies, then walks away.</text:p>
      <text:p text:style-name="P23">As the footsteps fade, Mary stands up and <text:span text:style-name="T20">enters the bathroom where she uses manual actions and a </text:span><text:soft-page-break/><text:span text:style-name="T20">bit of magic to clean herself off being putting on clean clothes and her robe.</text:span></text:p>
      <text:p text:style-name="P28">She inspects herself in a mirror to see that the robe works perfectly for its needs. It is a dark-black color with slight dark-blue shimmers. The edges are trimmed grey and it has sleeves long enough to cover her hands, a hood with a veil to cover her face and a length long enough to touch her shoes, but not cover them.</text:p>
      <text:p text:style-name="P28">She keeps the hood and veil off for now and heads down and toward the kitchen <text:span text:style-name="T24">by the guidance of the staff.</text:span></text:p>
      <text:p text:style-name="P30">Here, the three other players are eating.</text:p>
      <text:p text:style-name="P28">“Yo!” King Presley greets and waves <text:span text:style-name="T24">her over.</text:span></text:p>
      <text:p text:style-name="P29">As Mary approaches, he asks, <text:span text:style-name="T21">“</text:span><text:span text:style-name="T22">That’s a nice robe. Where’d you get that from?”</text:span></text:p>
      <text:p text:style-name="P26">“<text:span text:style-name="T22">I made it,” Mary responds politely.</text:span></text:p>
      <text:p text:style-name="P26">“<text:span text:style-name="T23">Oh really?” he responds while inspecting it carefully with a finger on his chin. “What material is that?”</text:span></text:p>
      <text:p text:style-name="P26">“<text:span text:style-name="T23">Just cloth,” she responds plainly.</text:span></text:p>
      <text:p text:style-name="P26">“<text:span text:style-name="T23">Just cloth?” he repeats. “Hehe, if you say so.”</text:span></text:p>
      <text:p text:style-name="P29">He drops the matter, but Monte asks, “I couldn’t help but notice you’re getting a bit bigger too. Another of your perks?”</text:p>
      <text:p text:style-name="P29">“My, that’s quite the <text:span text:style-name="T21">rude thing to say to a lady, don’t you know?” Mary </text:span>jokes lightly.</text:p>
      <text:p text:style-name="P25">“Sorry, sorry. But, I meant that in a good way,” <text:span text:style-name="T23">Monte corrects himself. “</text:span><text:span text:style-name="T22">You had already looked pretty strong yesterday. </text:span><text:span text:style-name="T23">But, now, it’s as if you look… fuller.”</text:span></text:p>
      <text:p text:style-name="P25">“<text:span text:style-name="T23">I have been working on my physique a bit in our free time. Let’s leave it at that, shall we? There are more important matters to deal with,” Mary responds.</text:span></text:p>
      <text:p text:style-name="P25">“<text:span text:style-name="T24">You say that…,” Conner responds. “Yet, you were the only person to </text:span><text:span text:style-name="T27">skip</text:span><text:span text:style-name="T24"> the </text:span><text:span text:style-name="T27">earlier meeting.</text:span><text:span text:style-name="T24">”</text:span></text:p>
      <text:p text:style-name="P25">“<text:span text:style-name="T26">Maybe I was grieving our lost allies?” Mary responds with a frown. “In any case, </text:span><text:span text:style-name="T25">I’m here for the important one, am I not?”</text:span></text:p>
      <text:p text:style-name="P27">“<text:span text:style-name="T26">I guess,” Conner replies. “But, I’d be careful. The nobles still think that they’re entitled to our labor because of all of the freebies they’ve given us.”</text:span></text:p>
      <text:p text:style-name="P27">“<text:span text:style-name="T26">Thanks for the concern,” Mary responds politely and leaves things at that. She has already said more than she felt necessary.</text:span></text:p>
      <text:p text:style-name="P31">The group then begins to chat a bit about earlier today, which gives Mary a chance to learn what is happening. Though, the jist of everything boils down to being exactly the same as what the City Lord said yesterday. Several factions are going to arrive today and a meeting will be held between their <text:soft-page-break/>representatives. Depending on the result, <text:span text:style-name="T28">the players may have an easier or harder time in the future.</text:span></text:p>
      <text:p text:style-name="P32">Time passes and eventually the City Lord arrives, saying <text:span text:style-name="T32">in a stern tone</text:span>, “Ah, you’re all here. The representatives have all arrived. <text:span text:style-name="T26">If you’re ready, let’s go </text:span><text:span text:style-name="T31">to the back</text:span><text:span text:style-name="T26"> and meet with them.”</text:span></text:p>
      <text:p text:style-name="P33">The group expresses agreement and accompanies him as they head <text:span text:style-name="T31">out of the dining room and to another room.</text:span></text:p>
      <text:p text:style-name="P35">Seeing this room really reminds them all that this is truly a castle. The large stone room has a long wooden table in the center. There are candles illuminating the area with yellow light, but the large rectangular window in the back casts strong white light on the surfaces, dwarfing the yellow by quite a bit. It seems that </text:p>
      <text:p text:style-name="P36">At the wooden table are several figures <text:span text:style-name="T32">sitting with individuals standing against the walls behind them.</text:span></text:p>
      <text:p text:style-name="P32">To the left, an elderly man wearing white and gold robes dotted with jewels sits at the table with his hand set atop the table before him and his fingers folded. On his side of the table, against the wall, are a man and woman wearing white-gold outfits too. All of them wear a necklace of some religious idol, a winged woman forged from gold spreading her arms.</text:p>
      <text:p text:style-name="P32"><text:span text:style-name="T32">On the left side of the table facing them</text:span> is a man wearing a plain white shirt clearly made of an exceptional material that nearly shines. Over it is a <text:span text:style-name="T30">thin red garment. He has blond hair and sharp features. </text:span>Behind him against the wall to each side of the window are elite guards with their hands resting on their weapon holsters. He definitely <text:span text:style-name="T30">appears quite important.</text:span></text:p>
      <text:p text:style-name="P32">To the right <text:span text:style-name="T32">of him</text:span> is a group of nobles that Mary and the others recognize. They are the Guard Captain Frank, Grand Strategist Hubert, Magic Advisor Ronald and Trade Master Sam.</text:p>
      <text:p text:style-name="P37">On the left side of the table facing away from them is a woman in a pink, nearly see-through garment with a fan in her hand. Her hair is folded up with a hairpin and she lays thin, delicate hands onto the table. She too has guards, though they sit directly next to her.</text:p>
      <text:p text:style-name="P38">To the right side of the table facing away from them <text:span text:style-name="T33">is a man in black robes with his appearance nearly hidden.</text:span></text:p>
      <text:p text:style-name="P38"><text:span text:style-name="T33">Finally, on the far right side opposite of the elderly man are four empty seats that </text:span>the City Lord gestures for them to sit in, as he walks over to the group of upper nobles and takes a seat <text:span text:style-name="T33">among them himself.</text:span></text:p>
      <text:p text:style-name="P34">“<text:span text:style-name="T29">Thank you everybody for your time today,” the City Lord begins. “</text:span><text:span text:style-name="T30">First, I want to thank you all for attending. </text:span><text:span text:style-name="T32">In particular, we have a prince in attendance.</text:span></text:p>
      <text:p text:style-name="P34"><text:span text:style-name="T30">Prince Tidus the Thirteenth, </text:span><text:span text:style-name="T32">thank you for taking the time to visit my home and to bring an army to support us against the spire.”</text:span></text:p>
      <text:p text:style-name="P34">“<text:span text:style-name="T32">Please, there is no need to thank me,” he responds politely. “It is my duty to protect the empire. I </text:span><text:soft-page-break/><text:span text:style-name="T32">am merely doing my job.”</text:span></text:p>
      <text:p text:style-name="P37">The City Lord nods with approval, then looks over at the man in white and gold, “Next, we have Bishop Jacob himself, representative of the Church of Nora.</text:p>
      <text:p text:style-name="P37">I hope that your trip was not too tiresome.”</text:p>
      <text:p text:style-name="P37">“There is no need to worry,” he responds with a solemn tone. “With Nora backing my divine mission, I feel not even the slightest bit of fatigue.”</text:p>
      <text:p text:style-name="P37">The City Lord smiles with another light nod then turns to the woman, “<text:span text:style-name="T33">Jade, the Lady of Gold.”</text:span></text:p>
      <text:p text:style-name="P39">She merely smiles politely, before the City lord turns to the man in dark robes, “Cornell, <text:span text:style-name="T34">representative of the Omen Guild.”</text:span></text:p>
      <text:p text:style-name="P40">Here merely smiles, then the City Lord introduces the players as, “Spear Hero Maxwell, Heroic Sage Monte, Heroic Leader Aric and Heroic Crafter Mary.</text:p>
      <text:p text:style-name="P40">And, of course, the upper nobles of my city, the Guard Captain Frank, Grand Strategist Hubert, Magic Advisor Ronald and Trade Master Sam.”</text:p>
      <text:p text:style-name="P40">“Ronald, you appear to be in good health,” the prince speaks to him in greeting.</text:p>
      <text:p text:style-name="P40">“You too appear to be doing well,” Ronald responds politely. “How is Old Man Wagner doing?”</text:p>
      <text:p text:style-name="P40">“He is still acting like he’s in his teens. His Divine Youth ability is really too formidible.”</text:p>
      <text:p text:style-name="P40">“I’m afraid he’ll outlive us all at this rate,” Ronald responds with a sigh.</text:p>
      <text:p text:style-name="P40">“I apologize for interrupting,” Prince Tidus says. “I had to ask for Wagner’s sake. Please continue.”</text:p>
      <text:p text:style-name="P41">“It is no trouble,” the City Lord waves off his concern. “Now then, onto today’s affairs.</text:p>
      <text:p text:style-name="P41"><text:span text:style-name="T35">We--</text:span>”</text:p>
      <text:p text:style-name="P40">“<text:span text:style-name="T35">Wait,” the elderly holy man interrupts.</text:span></text:p>
      <text:p text:style-name="P40">“<text:span text:style-name="T35">Bishop?” The City Lord responds calmly.</text:span></text:p>
      <text:p text:style-name="P40">“<text:span text:style-name="T35">Before we begin, there is a matter that I can’t simply overlook.”</text:span></text:p>
      <text:p text:style-name="P42">His attention then turns to the players, where he continues, “What is all of this about being a Spear Hero and Heroic Sage?”</text:p>
      <text:p text:style-name="P42">“<text:span text:style-name="T36">Of course, Bishop,” the City Lord responds and begins to explain. “</text:span><text:span text:style-name="T37">These are individuals that appears within our city that have many divine powers.</text:span></text:p>
      <text:p text:style-name="P43">Because of the unexplainable nature of their appearance and powers and the fact that they have helped to defend the city, we have given them special titles.”</text:p>
      <text:p text:style-name="P43">“By we, do you mean you, or do you mean the empire?” the Bishop asks.</text:p>
      <text:p text:style-name="P43"><text:soft-page-break/>“The lord granted the titles, while the king approved them,” the prince responds.</text:p>
      <text:p text:style-name="P43">“Then, that is truly a sad thing to hear,” the bishop responds with an almost pitying appearance.</text:p>
      <text:p text:style-name="P43">“Why is that?” the City Lord asks.</text:p>
      <text:p text:style-name="P44">“Because,” the bishop responds. “This means that the empire has been deceived. <text:span text:style-name="T38">These ‘heroes’, as you call them, are anything but. It is clear that they are demons.”</text:span></text:p>
      <text:p text:style-name="P44">“<text:span text:style-name="T38">Your proof?” the prince responds.</text:span></text:p>
      <text:p text:style-name="P45">“<text:span text:style-name="T39">Because they are complete strangers that appeared at the same time that the demons did. It’s clear that they were sent to infiltrate. Why you have all jumped to calling them heroes has, quite frankly, left us of the church baffled. Have you been brainwashed?”</text:span></text:p>
      <text:p text:style-name="P46">The City Lord speaks up, “We invited them to work with us for the sake of protecting the people of the empire. Not making use of every resource at our disposal would be the epitome of idiocy. If your church failed to catch onto that, then perhaps it should stick to its scriptures and prayers and stay out of these political discussions.”</text:p>
      <text:p text:style-name="P44">“<text:span text:style-name="T39">Then, you say that your empire is willing to team up with demons even if it for the sake of the protecting its people?” the bishop responds with disbelief. “If that’s the case, then perhaps you’re right. Our focus has been wrong all this time. We should be leading a holy crusade to burn this empire to the ground right now.</text:span></text:p>
      <text:p text:style-name="P44">“<text:span text:style-name="T39">Silence,” Prince Titus snaps dispelling the tension in the room. “I will not stand idly by and listen to you threaten this empire.</text:span></text:p>
      <text:p text:style-name="P46">Bishop, you are out of line with your accusations and threats.</text:p>
      <text:p text:style-name="P46">The heroes have only worked for the interest of our empire and have nothing to gain from deceiving us. Unless you can provide substantive proof that they are demons, your words are nothing more than baseless accusations.”</text:p>
      <text:p text:style-name="P47">“I am a man of god who has worshiped ardently for the past seven decades of my life,” the bishop responds firmly. “<text:span text:style-name="T40">And, during this time, I have never had the truthiness of my words questioned.</text:span></text:p>
      <text:p text:style-name="P48">Yet, in this situation, you will choose to trust the words of these strangers that have only just appeared over an organization that has contributed to your empire for centuries; time and time again.</text:p>
      <text:p text:style-name="P48">Is that what I am hearing from you, Prince Titus?”</text:p>
      <text:p text:style-name="P48">“Proof,” Prince Titus responds calmly.</text:p>
      <text:p text:style-name="P48">“Fine. Then, I’ll get you the proof that you need. Exemplar Bannon, you may reveal yourself.”</text:p>
      <text:p text:style-name="P48">“Yes, Bishop,” a voice says from an unknown location that reverberates throughout the area.</text:p>
      <text:p text:style-name="P48">As Mary hears this voice, she frowns.</text:p>
      <text:p text:style-name="P47"><text:soft-page-break/><text:span text:style-name="T40">‘Seriously,’ she thinks to herself.</text:span></text:p>
      <text:p text:style-name="P48">Behind the Bishop, the form of a kneeling man becomes corporeal as his figure becomes solid and visible. The man wears white plate armor trimmed with gold. He has a helmet, sword in a sheath at his waist and boots. All of this results in hiding the appearance of this knight.</text:p>
      <text:p text:style-name="P48">“Bishop,” Prince Titus slams his hand down onto the table and rises. “What is the meaning of this? Stop immediately.”</text:p>
      <text:p text:style-name="P48">“Bannon, <text:span text:style-name="T41">restrain</text:span> the demons. Let their innards be proof of their heresy.”</text:p>
      <text:p text:style-name="P48">“As you command,” Bannon responds.</text:p>
      <text:p text:style-name="P48">He raises his head up lightly, then, in a blur, he vanishes.</text:p>
      <text:p text:style-name="P48">*CLINK*</text:p>
      <text:p text:style-name="P48">One of the guards that was sitting next to the lady in pink has risen up from the table and has exchanged blades with Bannon in mid-air.</text:p>
      <text:p text:style-name="P48">“What is the meaning of this Jade?” the Bishop asks angrily.</text:p>
      <text:p text:style-name="P48">“What?” she responds cheekily. “I didn’t even get a chance to talk and you’re starting fights. How rude.”</text:p>
      <text:p text:style-name="P48">“They are demons! What more is there to say?” the Bishop responds as though stupefied.</text:p>
      <text:p text:style-name="P48">“<text:span text:style-name="T41">I would speak as well,” the individual in the black robes says while pulling off his head for the first time.</text:span></text:p>
      <text:p text:style-name="P49">The man is bald-headed and has a plain, round appearance. Yet, after he speaks, the room becomes deathly quiet.</text:p>
      <text:p text:style-name="P49">Even the fight that was at a stalemate resolves as the two back off and sheath their weapons.</text:p>
      <text:p text:style-name="P49">He scans around the room, then asks the players carefully, “What do you four have to say for yourselves? Who are you?”</text:p>
      <text:p text:style-name="P49">Aric prepares to speak.</text:p>
      <text:p text:style-name="P49">However, to the surprise of all of the other players, and perhaps even the City Lord and upper nobles, Mary stands up and responds.</text:p>
      <text:p text:style-name="P49">“I am a human, no more and no less.</text:p>
      <text:p text:style-name="P49">While I have been fortunate enough to be granted several unique powers, I am not defined by them. One can’t make me a hero or a demon simply by calling me as such. I am plainly Mary and nothing else.</text:p>
      <text:p text:style-name="P49">These titles that the City Lord and Bishop are touting are, in fact, nothing more than political tools to advance an agenda. I do not mind if they choose to do this. However, if they intend to cause trouble <text:soft-page-break/>or injustice against my companions or my companions, then I will reject them. And, I’m sure that my companions would be likely to do the same.</text:p>
      <text:p text:style-name="P50">Ultimately, we believe in justice and fairness and are not <text:span text:style-name="T41">dependent on any organization for our survival or well-being. I know that each one of us is more than capable of surviving in the wilds </text:span>if necessary.”</text:p>
      <text:p text:style-name="P51">“Interesting. <text:span text:style-name="T42">And, what are you desires?</text:span></text:p>
      <text:p text:style-name="P52">My understanding is that you all appeared on this continent and have been simply following along with events as they come. And, as a result, an unfortunate tragedy occurred.</text:p>
      <text:p text:style-name="P52">Are you prepared to fight the demons nonetheless?</text:p>
      <text:p text:style-name="P52">Is this for your survival? For the sake of manking? Or, perhaps for revenge?</text:p>
      <text:p text:style-name="P52">Are you acting on behalf of the empire out of a sense of duty?</text:p>
      <text:p text:style-name="P52">What drives you?”</text:p>
      <text:p text:style-name="P52">“My goal is simple,” Mary responds. “Destroy the demons at all costs.</text:p>
      <text:p text:style-name="P52">I am willing to work with the empire and for its sake out of gratitude for its aid and also because the arrangement is mutually beneficial. However, I would not say that I have any sense of duty to anybody other than myself.”</text:p>
      <text:p text:style-name="P52">“Why do you wish to destroy the demons?” the man presses.</text:p>
      <text:p text:style-name="P52">“<text:span text:style-name="T43">I genuinely fear that they will destroy us if not destroyed,” Mary responds.</text:span></text:p>
      <text:p text:style-name="P52">“<text:span text:style-name="T43">Is that based on any facts?” the man asks.</text:span></text:p>
      <text:p text:style-name="P52">“<text:span text:style-name="T43">Yes,” Mary responds. “</text:span><text:span text:style-name="T44">Though, you probably wouldn’t believe me even if I told you.”</text:span></text:p>
      <text:p text:style-name="P53">“<text:span text:style-name="T44">I have already heard that you players claim to have come from a separate world. And, there are demons invading our own.</text:span></text:p>
      <text:p text:style-name="P54">Try me.”</text:p>
      <text:p text:style-name="P54">“Well, the truth is, that this invasion has already occurred once before,” Mary responds. “But, under different circumstances and in a different place.”</text:p>
      <text:p text:style-name="P54">Hearing this causes several to gasp.</text:p>
      <text:p text:style-name="P54">“But,” Mary continues, “That invasion did not last long. I and the other players were removed from that world upon a major event happening. We were all killed by another hero and, thus, the state of that world is no longer known to us.”</text:p>
      <text:p text:style-name="P54">“Hmm, how complex,” the man responds as he looks at the other players. “What would the rest of you say?”</text:p>
      <text:p text:style-name="P54"><text:soft-page-break/>“We all feel similarly,” Aric responds. “Well, at least I think so?” he asks toward Maxwell.</text:p>
      <text:p text:style-name="P54">And, in response, Maxwell nods.</text:p>
      <text:p text:style-name="P54">The Mage nods lightly and then turns to the Bishop while saying, “I personally do not believe that there is any reason to consider these individuals as hostiles.</text:p>
      <text:p text:style-name="P54">And, while it may be a stretch to call them heroes, their behavior so far has only been upstanding. There is no reason to doubt them at this time.</text:p>
      <text:p text:style-name="P54">Thus, as the representative of the Omen Guild, I, Cornell R. Windsor, vouch for their credibility.”</text:p>
      <text:p text:style-name="P54">“Hehe,” Jade responds. “If Cornell vouches for them, then that leaves me as the swing vote.</text:p>
      <text:p text:style-name="P54">Let’s see. Let’s see.</text:p>
      <text:p text:style-name="P54">Yeah. My instincts are never wrong. I’ll vouch for them too. <text:span text:style-name="T45">If people are willing to fight the demons, why would I object? They can be called Saints, Paladins, Angels or Gods for all I care. Just get the job done well.</text:span>”</text:p>
      <text:p text:style-name="P55">“<text:span text:style-name="T45">How unfortunate,” the Bishop responds while rising to his feet. “It seems that the persuasion of the demons is even greater than my own.</text:span></text:p>
      <text:p text:style-name="P56">Alas, I can no longer remain in the company of you all. I must return to my post and report this information.”</text:p>
      <text:p text:style-name="P56">As he says this though, a powerful aura feels this place.</text:p>
      <text:p text:style-name="P56">“Oh?” Cornell asks. “Does that mean you consider yourselves above the Omen Guild?”</text:p>
      <text:p text:style-name="P56">“Hmph,” the Bishop responds fearlessly. “Don’t get ahead of yourself. You may be strong on this continent. However, we both know that you are but a fart in the wind compared to the truth strength of Nora’s <text:span text:style-name="T50">Main Branch</text:span>.”</text:p>
      <text:p text:style-name="P56">“<text:span text:style-name="T46">This is why you and your damned church will always be second rate. HA!” Cornell grunts loudly while revealing his truth strength </text:span><text:span text:style-name="T50">unpredictably.</text:span></text:p>
      <text:p text:style-name="P57">A pulse of force <text:span text:style-name="T50">pulses</text:span> away from him, tossing away his chair and even blowing papers, <text:span text:style-name="T50">pens</text:span> and other trivial items on the table away. The stronger individuals merely remain seated, unaffected by the <text:span text:style-name="T50">blast</text:span>, while people like Monte, Aric and some of the upper nobles of the city grasp their clothes, hair and seat while steeling themselves.</text:p>
      <text:p text:style-name="P58">“You!” Bishop <text:span text:style-name="T47">Jacob remarks. “</text:span><text:span text:style-name="T54">Advanced!</text:span><text:span text:style-name="T50"> Yo</text:span><text:span text:style-name="T47">u hit </text:span><text:span text:style-name="T54">advanced</text:span><text:span text:style-name="T48">! Impossible!”</text:span></text:p>
      <text:p text:style-name="P59">“<text:span text:style-name="T48">That’s right!” Cornell responds </text:span><text:span text:style-name="T54">triumphantly</text:span><text:span text:style-name="T48">. “</text:span><text:span text:style-name="T50">While </text:span><text:span text:style-name="T52">you of the</text:span><text:span text:style-name="T50"> church have rested on your laurel’</text:span><text:span text:style-name="T51">s, </text:span><text:span text:style-name="T52">complacent with the status quo of the continent’s weak power level,</text:span><text:span text:style-name="T51"> we at the Omen Guild have continued to push the boundaries of what is possible. We have pushed deeper into The Underground than ever before and obtained strength that </text:span><text:span text:style-name="T52">rivals even those in the North!</text:span><text:span text:style-name="T50">”</text:span></text:p>
      <text:p text:style-name="P60"><text:soft-page-break/>“<text:span text:style-name="T51">Still! </text:span><text:span text:style-name="T52">You’re still only a</text:span><text:span text:style-name="T54">t Low Advanced. Any Mid or High Advanced will crush you, while an Expert can </text:span><text:span text:style-name="T55">reduce</text:span><text:span text:style-name="T54"> you to nothing!”</text:span></text:p>
      <text:p text:style-name="P61">“<text:span text:style-name="T52">Then let them come!” Cornell responds proudly. “</text:span><text:span text:style-name="T56">Unfortunately for you, your bluffs won’t work. </text:span><text:span text:style-name="T57">We are already aware that </text:span><text:span text:style-name="T56">that spires have emerged </text:span><text:span text:style-name="T57">along</text:span><text:span text:style-name="T56"> all of the Five Continents and that the spires </text:span><text:span text:style-name="T57">are more powerful in more powerful environments.</text:span></text:p>
      <text:p text:style-name="P67">There is no way that the church will be able to spare a large enough mass of experts to challenge us. And, for the few that could possibly come, we have the resources necessarily to wipe them out.”</text:p>
      <text:p text:style-name="P61">“<text:span text:style-name="T57">You!!!!” Bishop Jacob snaps by slamming the table with his palm and rising.</text:span></text:p>
      <text:p text:style-name="P61">“<text:span text:style-name="T57">Oh,” Cornell smirks while continuing, “And, don’t think I forget about your prior comments and intend to forgive them easily.</text:span></text:p>
      <text:p text:style-name="P65">It seems that we at the Omen Guild have been far too polite to you fanatics over the years. Perhaps it’s time to show you all why exactly we are sometimes called the 9th Empire.”</text:p>
      <text:p text:style-name="P65">“<text:span text:style-name="T57">Threatening me? The church? </text:span>You wouldn’t dare,” Bishop Jacob retorts with a serious look.</text:p>
      <text:p text:style-name="P65">“What we dare or don’t will depend on the behavior of your church. Be good boys and stay still and we’ll have no quarrels. But, continue to provoke myself or my family and I will personally see to the destruction of not just your church in Versai, but a complete scrubbing of the church from this continent.”</text:p>
      <text:p text:style-name="P65">*BAMP*</text:p>
      <text:p text:style-name="P65">The Bishop slams his palm down onto the table <text:span text:style-name="T57">once more and saying angrily, </text:span>“I refuse to be spoken to like this any longer.</text:p>
      <text:p text:style-name="P66">Meranda. Diez.</text:p>
      <text:p text:style-name="P66"><text:span text:style-name="T57">W</text:span>e’re leaving.”</text:p>
      <text:p text:style-name="P65">“As you wish, Bishop,” the two speak in unison.</text:p>
      <text:p text:style-name="P65">“<text:span text:style-name="T57">Good. Barking dogs should stay in the kennel,” Cornell teases.</text:span></text:p>
      <text:p text:style-name="P67">Bishop Jacob shows even more obvious disdain. But, he doesn’t say anything else. He simply turns and leaves with the two others that he brought.</text:p>
      <text:p text:style-name="P65">Only once their presence can no longer be sensed, does Prince Titus break the silence by clapping <text:span text:style-name="T49">lightly and saying, “Congratulations Cornell. </text:span><text:span text:style-name="T57">It seems that your guild being known as the 9th Empire was not a mistake. There is </text:span><text:span text:style-name="T49">a new superpower on this continent.”</text:span></text:p>
      <text:p text:style-name="P62">“Thank you prince,” <text:span text:style-name="T52">Cornell says politely while sitting down and restraining his power.</text:span></text:p>
      <text:p text:style-name="P63"><text:span text:style-name="T52">Since h</text:span><text:span text:style-name="T58">is grade is advanced</text:span><text:span text:style-name="T52">, his magic power </text:span><text:span text:style-name="T58">is</text:span><text:span text:style-name="T52"> at a minimum of </text:span><text:span text:style-name="T58">625</text:span><text:span text:style-name="T52">.</text:span></text:p>
      <text:p text:style-name="P64"><text:soft-page-break/><text:span text:style-name="T52">Such a tremendous amount of power is something that is typically quite hard for a human to achieve. </text:span><text:span text:style-name="T53">But, </text:span><text:span text:style-name="T58">as Cornell demonstrates, it’s not impossible. A</text:span><text:span text:style-name="T53">s for why this is the case, </text:span><text:span text:style-name="T52">it is simply a matter of lifespan. </text:span><text:span text:style-name="T59">M</text:span><text:span text:style-name="T53">agic power grow</text:span><text:span text:style-name="T59">s</text:span><text:span text:style-name="T53"> naturally indefinitely. But, rather than speed up, it tends to slow down </text:span><text:span text:style-name="T59">over time. Furthermore, the very fact that every grade requires five times more progress than the last further compounds the difficulty of reaching higher power thresholds.</text:span></text:p>
      <text:p text:style-name="P64"><text:span text:style-name="T59">This is why reaching advanced at 625 magic can be considered an incredible feat for a human at all. Without substantial external aid </text:span><text:span text:style-name="T60">and a long life</text:span><text:span text:style-name="T59">, it is impossible to reach 625 magic. </text:span><text:span text:style-name="T60">Humans simply don’t have that kind of aptitude.</text:span><text:span text:style-name="T59"> And, when it comes to higher grades, like expert o</text:span><text:span text:style-name="T60">r</text:span><text:span text:style-name="T59"> Master, they are simply entirely out of reach </text:span><text:span text:style-name="T60">or consideration.</text:span><text:span text:style-name="T59"> Such high grades are typically reserved exclusively for long-lived races with better magic power growth rates.</text:span></text:p>
      <text:p text:style-name="P68">Players are exceptions to these harsh limitations, of course, due to how their stats do not taper off to an abysmal rate. Some players even consider the true race of players to be ‘Demigod’ given how it behaves; <text:span text:style-name="T59">a title that is a slight play on fantasy conventions and the fact that their race has ‘Divine’ aspects to it as well. </text:span>But, ultimately, players do not have infinite lives <text:span text:style-name="T61">and can only grow so fast by default</text:span>. Without <text:span text:style-name="T61">proper planning or luck, any given player is destined to die before achieving some maximum power.</text:span></text:p>
      <text:p text:style-name="P68">“<text:span text:style-name="T62">There is one more matter that I’d like to confirm,” Cornell says as he peeks over to the left at Jade. “Whose side are you on?”</text:span></text:p>
      <text:p text:style-name="P69">“<text:span text:style-name="T62">Hehe,” Jade responds with a light laugh. “If you have managed to reach the </text:span><text:span text:style-name="T63">advanced</text:span><text:span text:style-name="T62"> grade, then I can’t help but wonder how strong the other elite members of your guild must be. </text:span><text:span text:style-name="T63">Choosing to oppose you now would be a fool’s decision.”</text:span></text:p>
      <text:p text:style-name="P69"><text:span text:style-name="T62">“</text:span><text:span text:style-name="T63">That’s a smart choice,” Cornell responds firmly. “And, you will find it to be not a bad one either.</text:span></text:p>
      <text:p text:style-name="P74">At the Omen Guild, we are committed to destroying the spires and cleansing this continent of all demons. Allowing them to run rampant will be detrimental to us all in the long-term if left unchecked.”</text:p>
      <text:p text:style-name="P70"><text:span text:style-name="T63">Jade asks, “</text:span><text:span text:style-name="T64">I don’t doubt your ability to achieve to goal to some extent. But, I do worry about how thorough you can be. The spires reach down into The Underground at levels that even we are unable to explore. Plus, there is the matter of possible invasions by demons from the north in the distant future.</text:span></text:p>
      <text:p text:style-name="P70"><text:span text:style-name="T65">Even if you have all reached the expert grade, the situation seems… problematic</text:span><text:span text:style-name="T64">”</text:span></text:p>
      <text:p text:style-name="P71">Cornell replies, “<text:span text:style-name="T65">Well, I believe that is why these heroes have appeared, is it not? And, also the purpose of this meeting. </text:span><text:span text:style-name="T66">Lord Razen?”</text:span></text:p>
      <text:p text:style-name="P71">“<text:span text:style-name="T66">Yes,” the City Lord responds. “That is indeed the true purpose of this meeting.</text:span></text:p>
      <text:p text:style-name="P72">Now that the disturbance has been taken care of, let’s get to the heart of this meeting, eh? How to mobilize the heroes strength.</text:p>
      <text:p text:style-name="P72">We are quite fortunate that the demons are not very strong. However, unfortunately, they grow stronger by the day. And, based on information that the players have given us, if true, they will only <text:soft-page-break/>grow stronger and stronger over time.</text:p>
      <text:p text:style-name="P72">It is only the fourth day since the invasion began. Yet, we are already beginning to see larger packs of demons containing more variants.</text:p>
      <text:p text:style-name="P73">Guards have been sent to the smaller and more rural towns. But, they will eventually not be enough against the growing hoards <text:span text:style-name="T67">by themselves. We need to come up with a strategy to deal with this issue.”</text:span></text:p>
      <text:p text:style-name="P73">“<text:span text:style-name="T68">Wait,” Cornell interrupts. “I agree with you that we need a strategy. But, before that, I need to know what resources we have.”</text:span></text:p>
      <text:p text:style-name="P75">His attention then turns to the heroes and he asks, “Let’s spar. I shall assess your skills <text:span text:style-name="T69">personally</text:span>.”</text:p>
      <text:p text:style-name="P75">“I was actually planning to suggest the same thing,” Jade respo<text:span text:style-name="T69">nds.</text:span></text:p>
      <text:p text:style-name="P75">“<text:span text:style-name="T69">It is no matter,” Maxwell says while standing up.</text:span></text:p>
      <text:p text:style-name="P76">He grabs a cup of liquid and throws it toward Cornell, splashing liquid in his direction too, while leaping up and over the table.</text:p>
      <text:p text:style-name="P76">“Not a bad strategy,” Cornell says as he points his palm forward.</text:p>
      <text:p text:style-name="P76">This causes the liquid in the cup to push back against the cup itself, slowing it down and causing the cup to become an obstacle in Maxwell’s way.</text:p>
      <text:p text:style-name="P76">“HAAA!” Maxwell grunts as he reaches out and grabs onto the cup, using it as a hold to provide him additional leverage.</text:p>
      <text:p text:style-name="P76">Though, as he reaches the cup, he looks down and frowns.</text:p>
      <text:p text:style-name="P76">The liquid from inside of the cup has flowed out and freezes under his gaze.</text:p>
      <text:p text:style-name="P76">“But, water magic is my specialty.”</text:p>
      <text:p text:style-name="P76">Cornell then flicks his hand left, tossing the cup, with Maxwell’s hand still attached over to the side where he lands strongly onto the ground.</text:p>
      <text:p text:style-name="P76">“Next,” Cornell says.</text:p>
      <text:p text:style-name="P76">“Ehhh, I’m not much of a fighter,” Monte says nervously.</text:p>
      <text:p text:style-name="P76">“Yeah, same,” Aric says as he glances at Mary with worry. “Mary!?”</text:p>
      <text:p text:style-name="P76">“Hmm,” Mary crosses her arms, lowers her head slightly and closes her eyes.</text:p>
      <text:p text:style-name="P76">“Ok. I’ll fight,” she responds.</text:p>
      <text:p text:style-name="P78">She stands up calmly and walks around the table as Cornell comments, “It is refreshing to know that you have manners. But, don’t you think that you should perhaps attack like Maxwell did?”</text:p>
      <text:p text:style-name="P78">After saying that, he points his palm forward toward Mary while activating magic. <text:span text:style-name="T69">The </text:span>drinks<text:span text:style-name="T69"> from the cups </text:span>on the table <text:span text:style-name="T69">surge out to combine into a tide that moves to reach her.</text:span></text:p>
      <text:p text:style-name="P76"><text:soft-page-break/>‘It doesn’t feel good to be played with. But, I suppose I’m one to speak given that I’m doing the same to him.’</text:p>
      <text:p text:style-name="P78">Mary immediately reacts by sprinting, yet even at max speed, she is outmatched. <text:span text:style-name="T69">The water is moving toward her at a speed over three times faster than she is running. However, she is sure that if Cornell were serious, the water would have already hit her and she would be shredded.</text:span></text:p>
      <text:p text:style-name="P77">At the same time, she has no intention of revealing any of her real strength, which is why she feels that she is doing the same. Hence her mental comments.</text:p>
      <text:p text:style-name="P76">With the water surging toward her, <text:span text:style-name="T70">Mary</text:span> <text:span text:style-name="T70">retrieves her sword and slices at the water.</text:span></text:p>
      <text:p text:style-name="P76">“<text:span text:style-name="T70">Unwise,” Cornel says while clenching his palm into a fist.</text:span></text:p>
      <text:p text:style-name="P78">The water reaches her blade and immediately freezes.</text:p>
      <text:p text:style-name="P78">Yet, Mary merely releases her blade and hops back.</text:p>
      <text:p text:style-name="P78">At the same time, she sneakily reaches into her robe, retrieves a few items from her pocket dimension and then flings them at Cornell.</text:p>
      <text:p text:style-name="P78">He raises his palm flat against the air, as though miming an invisible wall before him. This gesture, combined with his application of magic, causes Mary’s projectiles to slow to a halt, revealing three metal needles with a flat body, jagged edges and an extremely sharp tip.</text:p>
      <text:p text:style-name="P78">“Interesting,” Cornell comments as he smiles lightly.</text:p>
      <text:p text:style-name="P78">The needles hovering before him rotate 180 degrees, then shoot forth at high speed toward Mary.</text:p>
      <text:p text:style-name="P78">Though, Mary finally reaches her destination, out of the exit to this meeting hall and behind a wall.</text:p>
      <text:p text:style-name="P78">The needles continue forward to strike Mary by heading straight, rotating to point left, then shooting left.</text:p>
      <text:p text:style-name="P80">But, Mary is ready at this point and uses her spare dagger in her belt to <text:span text:style-name="T108">slash the needles, deflecting them into varying directions.</text:span></text:p>
      <text:p text:style-name="P78">“That’s all I’ve got,” she says while <text:span text:style-name="T108">putting her daggers away,</text:span> raising her hands and walking back into the room. “Please assume that I have escaped.”</text:p>
      <text:p text:style-name="P78">“Hmph!” Cornell’s eyes widen for a moment as he flips his palm upside down, raising his fingers like a cup.</text:p>
      <text:p text:style-name="P78">Latent moisture in the air condenses into a <text:span text:style-name="T108">visible</text:span> solid, then an ice spear, that finally fires toward Mary at high speed.</text:p>
      <text:p text:style-name="P80">However, right with it only an inch away from her <text:span text:style-name="T108">neck</text:span>, it stops <text:span text:style-name="T108">in place</text:span>.</text:p>
      <text:p text:style-name="P80">Everything was perfectly under Cornell’s control.</text:p>
      <text:p text:style-name="P78"><text:soft-page-break/>“I’m disappointed,” Cornell states <text:span text:style-name="T108">as he swipes his hand to the left, tossing the spear around</text:span>. “You can’t just give up. The demons aren’t going to be that kind.”</text:p>
      <text:p text:style-name="P79">“<text:span text:style-name="T106">Sorry, </text:span>I would normally do more,” Mary states. “But, I am still recovering from the recent nearly fatal <text:span text:style-name="T106">accident.</text:span></text:p>
      <text:p text:style-name="P127">Though, i<text:span text:style-name="T106">f I were </text:span>to be <text:span text:style-name="T106">given a week, then I’d be able to give you a more enjoyable show; </text:span><text:span text:style-name="T109">one that would leave you quite impressed.</text:span><text:span text:style-name="T70">”</text:span></text:p>
      <text:p text:style-name="P78">“Oh?” Cornell says while raising an eyebrow. <text:span text:style-name="T71">“</text:span><text:span text:style-name="T108">What kind of show do you have in mind? </text:span><text:span text:style-name="T109">You heard the others, yes? </text:span><text:span text:style-name="T108">I’m an Advanced Mage. What </text:span><text:span text:style-name="T109">could</text:span><text:span text:style-name="T108"> you possibly do?”</text:span></text:p>
      <text:p text:style-name="P126"><text:span text:style-name="T108">“</text:span><text:span text:style-name="T109">What else other than defeat you in a pure spellcasting duel?”</text:span></text:p>
      <text:p text:style-name="P90">This statement catches <text:span text:style-name="T70">attention of Jade and the others in here. </text:span>And, even the players are quite surprised by this statement.</text:p>
      <text:p text:style-name="P126">“<text:span text:style-name="T107">That’s a fairly bold claim,” Cornell </text:span>responds with a serious expression. “<text:span text:style-name="T107">Are you sure that you </text:span><text:span text:style-name="T109">really understand </text:span><text:span text:style-name="T107">what you’re saying?</text:span></text:p>
      <text:p text:style-name="P126">If you’re boasting or bluffing, I respectfully ask that you retract your statement. There is no need to lie. Lying will help nobody.”</text:p>
      <text:p text:style-name="P81">“<text:span text:style-name="T71">No lies here,” Mary responds plainly. “One week in isolation is all I need. Then, I can definitely beat you in a </text:span><text:span text:style-name="T109">duel</text:span><text:span text:style-name="T71">.”</text:span></text:p>
      <text:p text:style-name="P82">Like always, Mary is deathly serious with her claim <text:span text:style-name="T72">and makes it with numerous hidden intentions</text:span>. And, her confidence this time comes from a simple fact: she believes that <text:span text:style-name="T72">there is a chance that she could kill him </text:span><text:span text:style-name="T110">right NOW </text:span>if she were to really try.</text:p>
      <text:p text:style-name="P83">Even though Cornell is advanced grade now, advanced grade is real<text:span text:style-name="T72">ly nothing special to her. Fighting now would be a toss up on who would win, a bit favored toward Cornell simply due to his raw power. But, with a week </text:span><text:span text:style-name="T110">of time</text:span><text:span text:style-name="T72">, she believes that she would have a 99% chance of victory.</text:span></text:p>
      <text:p text:style-name="P84">The 1% chance of losing exists only to account for unknown aspects of this game that could possibly exist in this release version of the game relative to the beta. Otherwise, her chance of losing would be 0%.</text:p>
      <text:p text:style-name="P84">As for her motivations, they are simple. She wants to sit around and wait for her Passive Training to buff her up even further and her Automated Passive Crafting to create her full item kit over the course of the week. Nothing has changed in this regard.</text:p>
      <text:p text:style-name="P84">“You don’t appear to be lying,” Cornell responds.</text:p>
      <text:p text:style-name="P84">“Indeed,” Jade agrees.</text:p>
      <text:p text:style-name="P84">‘Likely, both are experts at reading people using psychology, physiology, mana sensing and raw instinct to detect lies,’ Mary thinks. ‘It might be hard to hide a lie in front of these guys with my limited power as is.</text:p>
      <text:p text:style-name="P84"><text:soft-page-break/>Fortunately, I’m not lying.’</text:p>
      <text:p text:style-name="P84">“Indeed, I have no need to lie. One week is all I need to recover to even stronger than before. Then, I can spar with Cornell and defeat similarly leveled demons,” <text:span text:style-name="T73">Mary reiterates her claim.</text:span></text:p>
      <text:p text:style-name="P84">“<text:span text:style-name="T73">If that is the case, then we should definitely plan around that,” Cornell responds seriously as he then looks to the other players. “Is the case with you three? Do you need time to rest?”</text:span></text:p>
      <text:p text:style-name="P84">“<text:span text:style-name="T73">Absolutely not,” Maxwell responds. “I intend to go back to farming monsters and demons as soon as possible.”</text:span></text:p>
      <text:p text:style-name="P85">Monte responds, “I’m actually in a bit of a bind. I can’t level very well on my own, so I must play with others. And, since Maxwell rejected me before, it seems that I’m going with Mary.”</text:p>
      <text:p text:style-name="P85">“It’s funny you say that,” Aric follows-up. “I’m in the same boat. Mary, I wonder if you can help us out?”</text:p>
      <text:p text:style-name="P85">“I can,” Mary states skeptically. “Though, given the current situation, shouldn’t we prioritize finding other players? There has to be others. Maybe there are some in other empires?”</text:p>
      <text:p text:style-name="P85">“As far as we know,” the Prince speaks, “you heroes are the only ones on the entire continent.”</text:p>
      <text:p text:style-name="P85">“Oh. So, there will be political conflicts between empires eventually as well?” Mary guesses.</text:p>
      <text:p text:style-name="P85">“Yes,” the prince responds. “But, such matters will be handled by our best ambassadors. You needn’t worry about such things, for now.”</text:p>
      <text:p text:style-name="P85">“No worries,” Mary responds. “What about other continents is this something that can be checked?”</text:p>
      <text:p text:style-name="P85">“Yes, this is planned,” <text:span text:style-name="T74">the City Lord speaks. “</text:span>But, boats can take months to cross between continents. The closest to the south takes 3 months, while a trip north takes a little over a year. I wouldn’t expect such a search to yield results anytime soon, unless somebody exceptionally powerful gets involved.”</text:p>
      <text:p text:style-name="P86">Jade speaks up, “<text:span text:style-name="T75">It would be convenient if the church were on our side. Rumors have it that they have a teleporter capable of going between continents.”</text:span></text:p>
      <text:p text:style-name="P87">“Yes, but even still, they likely wouldn’t use it,” Cornell comments. “Such a device would gbe extremely expensive to power and use. My understanding is that it is only for emergencies that involve evacuation.”</text:p>
      <text:p text:style-name="P87">“In any case,” Jade continues, “I<text:span text:style-name="T73">t sounds like we have a plan then, do we not? Three heroes will rest to recover for a week, while one goes off to fight. </text:span><text:span text:style-name="T74">We’ll start a search for other heroes on other continents, though will not count on them as a guaranteed force.</text:span></text:p>
      <text:p text:style-name="P88">Are there any complains with this arrangement? Because, if not, then I’ll be off. I have far too many business matters to attend to in the wake of this demon crisis.”</text:p>
      <text:p text:style-name="P88">“No, I’m fine. Prince? Cornell?” the City Lord asks.</text:p>
      <text:p text:style-name="P88"><text:soft-page-break/>“I believe that these arrangements are agreeable. Though, before you all leave, I would like to briefly discuss the specifics of how you intend to contribute to this crisis.</text:p>
      <text:p text:style-name="P88">As you know the Royal Palace has mobilized over 10,000 units. We could…”</text:p>
      <text:p text:style-name="P88">The talk rapidly divulges into a brief strategy meeting of providing units and funds to support the military effort, before finally the group splits up and goes their seperate ways.</text:p>
      <text:p text:style-name="P88">Of these groups, Aric and Monte head with Mary. They walk to a hallway, then Mary pauses and stop and asks, “So? Want to chat in my room I take it?”</text:p>
      <text:p text:style-name="P88">“That would be nice,” Aric states.</text:p>
      <text:p text:style-name="P88">She nods with understanding, then turns and continues to her room, where the three group up and shut the door behind them.</text:p>
      <text:p text:style-name="P88">“I just wanted to make sure that you were actually ok with supporting us and that you really weren’t bluffing,” Aric states with a serious tone. “I know I’m in no position to question whether you are telling the truth or not. But, if it is really the case that you think we’re screwed on this continent, then I’d <text:span text:style-name="T77">rather we leave now and head elsewhere now rather than later</text:span>.”</text:p>
      <text:p text:style-name="P88">“No worries,” Mary replies. “This is still a competitive game. It makes sense that you would want to know. <text:span text:style-name="T77">I’m not offended.</text:span></text:p>
      <text:p text:style-name="P89">I would say, if I were in your position, then I’d trust me completely. I can’t tell you all about my powers, <text:span text:style-name="T77">as you can imagine. But, </text:span>you’ve seen some of what I can do. I can create modern weapons and am working on <text:span text:style-name="T77">even more advanced items that I can’t talk about.</text:span></text:p>
      <text:p text:style-name="P89">Also, you both have powerful utility abilities. I am not <text:span text:style-name="T77">stupid enough to pass those up because you lack combat ability.”</text:span></text:p>
      <text:p text:style-name="P89">“<text:span text:style-name="T77">Good, good,” Monte responds with relief. </text:span><text:span text:style-name="T76">“I’m glad you said that. </text:span><text:span text:style-name="T77">I know I’ve put up a bit of a strong front. But really, I’d be dead in the water without your help. We would really have no choice but to go to another continent and hope that the players there are friendly enough to not execute us.”</text:span></text:p>
      <text:p text:style-name="P92">Mary smiles and says, “Was that all that you two were concerned about? Or…?”</text:p>
      <text:p text:style-name="P91">“<text:span text:style-name="T77">Nah, that’s it,” Monte says politely while starting to turn. “You need a week right?”</text:span></text:p>
      <text:p text:style-name="P91">“<text:span text:style-name="T77">Yup. One week,” Mary responds.</text:span></text:p>
      <text:p text:style-name="P91">“<text:span text:style-name="T77">Alright,” Monte replies.</text:span></text:p>
      <text:p text:style-name="P91">“<text:span text:style-name="T77">Are you really going to be in isolation?” Aric asks. “Does your escape perk not regenerate after a week no matter what? We could still explore the city and have fun.”</text:span></text:p>
      <text:p text:style-name="P92">Mary doesn’t correct him and instead responds, “I do need a week in isolation. I hope you’ll understand.”</text:p>
      <text:p text:style-name="P92">“Ah, it’s fine,” Aric replies. “Then, we won’t disturb you. See you in a week then.”</text:p>
      <text:p text:style-name="P92"><text:soft-page-break/>“See you,” she responds.</text:p>
      <text:p text:style-name="P92">Thus, the two step out of the room, leaving Mary in the room by herself.</text:p>
      <text:p text:style-name="P92">‘That… really worked exceptionally well,’ she thinks to herself. ‘I’ve earned myself a one week break to let my perks operate.</text:p>
      <text:p text:style-name="P92">Fantastic!’</text:p>
      <text:p text:style-name="P92">Mary does want to level up and get stats that way. But, Passive Training is still far too annoying. Even while adventuring before with their previous large group of 19, it was a constant struggle to not just stop and sit down. Every moment was a battle of willpower.</text:p>
      <text:p text:style-name="P93">There’s also the fact that she wants to stabilize her power given the resources available to her in safety and without needing to necessary expend any of them, further increasing how long it will take to stabilize them.</text:p>
      <text:p text:style-name="P93">Thus, she is elated that her little lie was accepted.</text:p>
      <text:p text:style-name="P93">‘It’s only a little bit of deception, but I really will become much stronger as a result. I hope they’ll understand.</text:p>
      <text:p text:style-name="P93">In the meantime, while I allow my perks to operate, I will research spell casting… assuming that I have the mental capacity to do it.</text:p>
      <text:p text:style-name="P93">Grrr, why do I always find such arduous tasks to complete during supposed rest periods?’</text:p>
      <text:p text:style-name="P93">Mary fake laughs helplessly, then takes a seat on the sofa in her room and relaxes completely.</text:p>
      <text:p text:style-name="P94">For the next week, she is going to be entirely focused on developing her strength. Other than meeting her body’s basic needs, nothing else matters.</text:p>
      <text:h text:style-name="P146" text:outline-level="2">Chapter 2: <text:span text:style-name="T101">Unstoppable Power</text:span></text:h>
      <text:p text:style-name="P94">A week passes. And, with it, a period of growth occurs that raises Mary’s power to entirely new levels.</text:p>
      <text:p text:style-name="P94">Mary sits on a couch with her eyes closed, her face and eyes close and in focus as she thinks idly, ‘One week already.’</text:p>
      <text:p text:style-name="P94">Her eyes shift to the right lazily, over to the window beside her, where she notes birds chirping on the grassland around the castle and servants working away.</text:p>
      <text:p text:style-name="P105">The city stretches off into the distance and beyond that the usual tan plains. It is already 9:00 AM. The day began hours ago.</text:p>
      <text:p text:style-name="P94">‘Guess I should go.’</text:p>
      <text:p text:style-name="P94">From her face to her body and surroundings, Mary gets up and her true form is revealed.</text:p>
      <text:p text:style-name="P94">Wearing only undergarments, her extremely muscular <text:span text:style-name="T88">body </text:span>bulges into view. No longer is she simply toned. Mass compliments her form as she now has very obviously extremely high strength.</text:p>
      <text:p text:style-name="P96">Yet, that’s not all. If one were to scan her with one’s mana sense, then they’d also note another peculiar fact: Mary’s magical ability is <text:span text:style-name="T85">far more elevated too.</text:span></text:p>
      <text:p text:style-name="P95"><text:span text:style-name="T85">Yet</text:span>, visible strength and magic ability do not provide the full story of Mary’s current abilities. With <text:span text:style-name="T85">nearly </text:span>11 days of Passive Training active <text:span text:style-name="T85">permanently active at its highest setting</text:span>, all of her <text:span text:style-name="T78">innate stats</text:span> have been giving a massive intrinsic boost.</text:p>
      <text:p text:style-name="P102">She even has a good idea of what all of her abilities are completely. Standardized tests and benchmarks, like lifting strength, memory capacity, reaction speed, etc. and estimations, from expectations and experience, allow her to assign numerical values to what her innate stats are.</text:p>
      <text:p text:style-name="P101">Thus, her player stats are:</text:p>
      <text:p text:style-name="P97">STR: <text:span text:style-name="T81">5</text:span></text:p>
      <text:p text:style-name="P97">DEX: 5</text:p>
      <text:p text:style-name="P97">VIT: <text:span text:style-name="T81">10</text:span></text:p>
      <text:p text:style-name="P97">INT: 0</text:p>
      <text:p text:style-name="P97">WIS: 0</text:p>
      <text:p text:style-name="P97">MAG: 15 <text:span text:style-name="T80">[+36] </text:span><text:span text:style-name="T82">= 51</text:span></text:p>
      <text:p text:style-name="P97">LUK: 0</text:p>
      <text:p text:style-name="P101"><text:span text:style-name="T79">H</text:span>er innate stats are:</text:p>
      <text:p text:style-name="P98"><text:soft-page-break/>STR: <text:span text:style-name="T80">10 [+11] </text:span><text:span text:style-name="T82">= 21</text:span></text:p>
      <text:p text:style-name="P98">DEX: <text:span text:style-name="T80">10 [+11]</text:span></text:p>
      <text:p text:style-name="P98">VIT: <text:span text:style-name="T80">10 [+11]</text:span></text:p>
      <text:p text:style-name="P98">INT: <text:span text:style-name="T80">10 [+11]</text:span></text:p>
      <text:p text:style-name="P98">WIS: <text:span text:style-name="T80">10 [+11]</text:span></text:p>
      <text:p text:style-name="P98">MAG: <text:span text:style-name="T80">1 [+11]</text:span></text:p>
      <text:p text:style-name="P98">LUK: <text:span text:style-name="T80">1</text:span></text:p>
      <text:p text:style-name="P102">And finally, her total stats are:</text:p>
      <text:p text:style-name="P99">STR: <text:span text:style-name="T82">26</text:span></text:p>
      <text:p text:style-name="P99">DEX: <text:span text:style-name="T82">26</text:span></text:p>
      <text:p text:style-name="P99">VIT: <text:span text:style-name="T81">32</text:span></text:p>
      <text:p text:style-name="P99">INT: <text:span text:style-name="T82">22</text:span></text:p>
      <text:p text:style-name="P99">WIS: <text:span text:style-name="T82">22</text:span></text:p>
      <text:p text:style-name="P99">MAG: 42.6</text:p>
      <text:p text:style-name="P100">LUK: <text:span text:style-name="T80">1</text:span></text:p>
      <text:p text:style-name="P100"><text:span text:style-name="T85">These stats represent the a</text:span><text:span text:style-name="T83">bility to lift 500 pounds, the acrobatics ability of a skilled gymnast, </text:span><text:span text:style-name="T84">the ability to hold her breath underwater for minutes and withstand harsh environments </text:span><text:span text:style-name="T85">and disease, significantly quick mental speed and decision-making</text:span><text:span text:style-name="T84">, </text:span><text:span text:style-name="T85">intermediate grade magical power and completely normal luck.</text:span></text:p>
      <text:p text:style-name="P103">As for Mary’s possessions, her armory is entirely complete. 42.6 magic <text:span text:style-name="T86">produces ~36,800 mana per day. With her starting the week making ~9,</text:span><text:span text:style-name="T87">2</text:span><text:span text:style-name="T86">00 mana per day, her average mana production daily was around </text:span><text:span text:style-name="T87">23,000. This much mana is enough to produce a Master Wand each day, 5 expert wands or 25 advanced wands. Her primary attire is all at least expert grade and she </text:span><text:span text:style-name="T88">has a plethora of tools and devices at her disposal.</text:span></text:p>
      <text:p text:style-name="P104">Mary heads to the bathroom first to clean up, easily controlling water, fire and earth to give herself a quick rinse. Then, she puts on a skin tight body suit, chainmail, belt that includes her sheathed sword, then puts her backpack, sword, bow and quiver bundle onto her back. Carrying all of these supplies would have been a huge burden for her past self. But now, her strength and endurance are more than enough to let her lug all of these items around without issue.</text:p>
      <text:p text:style-name="P105">With all of that done, she leaves and heads downstairs to the kitchen. Along the way, she notices a servant that notes her movements, scurrying off to presumably notify the lord of the end of her seclusion.</text:p>
      <text:p text:style-name="P106"><text:soft-page-break/>She arrives in the kitchen, drops her supplies at the bench by the long dining table and takes a seat. A servant notices her and Mary gives a meal order.</text:p>
      <text:p text:style-name="P106">A short while later, her meal arrives and she begins to eat.</text:p>
      <text:p text:style-name="P106">And, a little while longer, as she eats, a familiar voice greets her.</text:p>
      <text:p text:style-name="P106">“Mary!” the City Lord says gleefully. “You’re finally <text:span text:style-name="T89">out and about</text:span>.”</text:p>
      <text:p text:style-name="P107">“<text:span text:style-name="T89">Greetings Lord Razen,” Mary responds respectfully.</text:span></text:p>
      <text:p text:style-name="P111">She notices his wary appearance, yet still asks, “How have you been?”</text:p>
      <text:p text:style-name="P108">“<text:span text:style-name="T89">Honestly, stressed,” the City Lord replies as he sits down, gives an order to a servant quickly, then returns to Mary. “The demon situation hasn’t improved over the past week. </text:span><text:span text:style-name="T90">Only more and more demons have appeared with stronger variants too.”</text:span></text:p>
      <text:p text:style-name="P108">“<text:span text:style-name="T91">Hmm, that is unfortunate to hear,” Mary responds. “Have the other heroes mentioned what </text:span><text:span text:style-name="T102">grade</text:span><text:span text:style-name="T91"> the new demons are?”</text:span></text:p>
      <text:p text:style-name="P109">“<text:span text:style-name="T91">According to them,” the City Lord explains, “we are still seeing only the second </text:span><text:span text:style-name="T103">grade</text:span><text:span text:style-name="T91">. But, more variants are popping up </text:span><text:span text:style-name="T92">daily, so they believe that it is only a matter until a </text:span><text:span text:style-name="T103">third grade </text:span><text:span text:style-name="T92">demon appears. We could see one any day now.</text:span><text:span text:style-name="T91">”</text:span></text:p>
      <text:p text:style-name="P110">“<text:span text:style-name="T92">Hmm, I see,” Mary responds. “It is good that we haven’t seen a third </text:span><text:span text:style-name="T104">grade</text:span><text:span text:style-name="T92"> yet. I was worried that they might have enough to pump out higher </text:span><text:span text:style-name="T105">grade</text:span><text:span text:style-name="T92"> very fast given that they produced that giant. But, it seems that the giant was a one-off special case. </text:span><text:span text:style-name="T93">Hopefully, this means that we have a lot more time to deal with this situation.”</text:span></text:p>
      <text:p text:style-name="P110">“<text:span text:style-name="T93">The others seem to believe this to be the case,” the City Lord response.</text:span></text:p>
      <text:p text:style-name="P110">“<text:span text:style-name="T93">Did you summon them here?”</text:span></text:p>
      <text:p text:style-name="P110">“<text:span text:style-name="T93">Indeed. Aric and Monte have been spending their time in the city investigating the continent and empire, while Cornell is at the Mage Guild. I imagine that they should all be here within the next hour or so.”</text:span></text:p>
      <text:p text:style-name="P110">“<text:span text:style-name="T93">I see.”</text:span></text:p>
      <text:p text:style-name="P112">The City Lord pats the table with his hand while rising and saying, “Well, enjoy your meal for now. When they return, I am sure that they will wish to see your new strength.</text:p>
      <text:p text:style-name="P112">Even though I can see it and am satisfied, I doubt that Cornell will be as passive. He’ll definitely want <text:span text:style-name="T94">a few rounds.”</text:span></text:p>
      <text:p text:style-name="P112">“<text:span text:style-name="T94">I’ll do my best to entertain him,” Mary responds.</text:span></text:p>
      <text:p text:style-name="P113">The City Lord smiles, then turns and leaves.</text:p>
      <text:p text:style-name="P113">He undoubtedly has a lot of work to do still.</text:p>
      <text:p text:style-name="P113"><text:soft-page-break/>***</text:p>
      <text:p text:style-name="P113">“Are you ready?” Cornell asks to Mary.</text:p>
      <text:p text:style-name="P113">Unlike before, he holds a coiled staff in his hand of a dark-blue snake grasping a spherical blue orb with constantly surging blue light moving within.</text:p>
      <text:p text:style-name="P114">They are both now standing outside in the castle’s courtyard <text:span text:style-name="T111">within a large white chalk circle.</text:span></text:p>
      <text:p text:style-name="P114">Aric, Monte and Jade <text:span text:style-name="T111">are </text:span>on the sidelines along with the City Lord <text:span text:style-name="T95">and upper nobles.</text:span></text:p>
      <text:p text:style-name="P116">Prince Titus stands at the side as a referee and looks to Mary for her response.</text:p>
      <text:p text:style-name="P113">“Of course,” Mary <text:span text:style-name="T95">replies</text:span>.</text:p>
      <text:p text:style-name="P113">She is wearing her robe, which hides her appearance.</text:p>
      <text:p text:style-name="P115">“<text:span text:style-name="T111">Understood,” Prince Titus confirms. “In that case, I will </text:span><text:span text:style-name="T112">reiterate the rules of this battle.</text:span></text:p>
      <text:p text:style-name="P115"><text:span text:style-name="T112">T</text:span><text:span text:style-name="T111">he first person to be sent out of the circle </text:span><text:span text:style-name="T112">loses this duel. You may also not inflict </text:span><text:span text:style-name="T111">permanent or lethal harm upon your foe.</text:span></text:p>
      <text:p text:style-name="P129">Is that understood?”</text:p>
      <text:p text:style-name="P129">“Yes,” Cornell and Mary responds.</text:p>
      <text:p text:style-name="P129">“Then, <text:span text:style-name="T96">since both participants are ready, </text:span><text:span text:style-name="T111">let us begin </text:span><text:span text:style-name="T96">on the count of three.</text:span></text:p>
      <text:p text:style-name="P117">Three.</text:p>
      <text:p text:style-name="P117">Two.</text:p>
      <text:p text:style-name="P117">One.</text:p>
      <text:p text:style-name="P117">Begin!”</text:p>
      <text:p text:style-name="P117">Mary immediately initiates by charging into close range.</text:p>
      <text:p text:style-name="P117">Though, as she does this, Cornell speaks, “<text:span text:style-name="T110">Apologies, Mary</text:span>, but I intend to end this quickly.”</text:p>
      <text:p text:style-name="P117">He raises his staff and tilts it forward.</text:p>
      <text:p text:style-name="P117">At the same time, the ground cracks and water erupts from below.</text:p>
      <text:p text:style-name="P117">“An <text:span text:style-name="T110">O</text:span>vercast prepared in advanced,” Monte comments with furrowed brows. “Sneaky.”</text:p>
      <text:p text:style-name="P117">“Yes… that’s Mid Advanced magic. <text:span text:style-name="T113">Can Mary resist that!?</text:span>”</text:p>
      <text:p text:style-name="P117">There is a decent distance between Mary and Cornell, so the two have a chance to exchange a couple of lines. But, that’s all they can do, before Cornell’s spell rises up, bends over and spills forth.</text:p>
      <text:p text:style-name="P117">“Tidal Wave!” he says proudly as a massive <text:span text:style-name="T114">surge</text:span> of water rushes forward.</text:p>
      <text:p text:style-name="P128"><text:soft-page-break/>The wave is <text:span text:style-name="T114">violently folds into and over itself repeatedly as the</text:span> 10 feet high and 20 feet wide <text:span text:style-name="T114">water wall </text:span>moves rapidly with strong currents. Getting hit by it would be enough to sweep a normal person off of their feet and <text:span text:style-name="T114">drag them uncontrollably </text:span>into the distance.</text:p>
      <text:p text:style-name="P119">‘Damnit. Goodbye two hours of time,’ Mary thinks as she retrieves a wand and points it forward.</text:p>
      <text:p text:style-name="P118">“<text:span text:style-name="T97">Gust!” she utters </text:span><text:span text:style-name="T115">aloud.</text:span></text:p>
      <text:p text:style-name="P120">‘Only grade 2?’ Cornell wonders as he furrows his brow.</text:p>
      <text:p text:style-name="P120">But, he doesn’t get to wonder long, as the delay between speaking and activating the wand <text:span text:style-name="T115">is</text:span> very short. In <text:span text:style-name="T115">only a few milliseconds, the wand fully activates and the spell is cast, </text:span><text:span text:style-name="T128">perfectly illustrating one advantage of using a device over manually casting spells. The wand shines grey and a</text:span> surge of wind blasts forth from her wand.</text:p>
      <text:p text:style-name="P122">This surge of wind is exceptionally potent and controlled as a high speed air stream blasts a cylindrical hole directly through the Tidal Wave, dispersing the structure of the magic to send the water flailing around wildly.</text:p>
      <text:p text:style-name="P132">Yet, even after shooting through the Tidal Wave, Cornell becomes threatened. The spell continues forward as the wind moves with the intent to carry him away.</text:p>
      <text:p text:style-name="P120">“<text:span text:style-name="T128">Fantastic</text:span>!” Cornell shouts as he raises his staff and quick-casts a spell.</text:p>
      <text:p text:style-name="P123">A triangular mass of stone extrudes from the ground at high speed in front of him, <text:span text:style-name="T116">splitting the approaching wind upon collision and sending two currents blowing left and right.</text:span></text:p>
      <text:p text:style-name="P120">Thanks to his quick thinking, Mary’s spell is severed in the same way that she severed <text:span text:style-name="T117">his</text:span> own. This brings the first exchange to an end.</text:p>
      <text:p text:style-name="P124">“<text:span text:style-name="T98">Amazing</text:span>!” Cornell says excitedly as he raises his staff over his head, <text:span text:style-name="T117">holding it horizontally parallel to the ground.</text:span></text:p>
      <text:p text:style-name="P130">His grin widens and the stone chunk before him easily separates from the ground and rises above him as well.</text:p>
      <text:p text:style-name="P124">“How very interesting!</text:p>
      <text:p text:style-name="P120">I genuinely <text:span text:style-name="T117">didn’t expect much. </text:span>But, it seems that you were not boasting. You are <text:span text:style-name="T117">quite</text:span> strong!</text:p>
      <text:p text:style-name="P130">Since that’s the case, I won’t hold back. <text:span text:style-name="T97">Come at me with your full force. I want to see your limits.”</text:span></text:p>
      <text:p text:style-name="P120">‘Ah… he’s a battle maniac,’ Mary smiles helplessly and shakes her head.</text:p>
      <text:p text:style-name="P121">Of course he would. How else would he become so strong if he didn’t pursue strength with some level of insanity?</text:p>
      <text:p text:style-name="P124">Looking at him causes her own blood to boil a bit. This kind of mentality… she approves!</text:p>
      <text:p text:style-name="P121">“<text:span text:style-name="T100">Fine,” Mary responds calmly, not showing a hint of eagerness.</text:span></text:p>
      <text:p text:style-name="P125"><text:soft-page-break/>Cornell speaks with actions as he points his staff forward <text:span text:style-name="T99">again, tossing the massive stone hovering above his head at Mary.</text:span></text:p>
      <text:p text:style-name="P130">Unfortunately, the stone is heavy and clearly hard to control. It moves with such a slow speed that Mary is able to easily hop to the side.</text:p>
      <text:p text:style-name="P130">Yet, as she lands, the ground below her softens, then firms. Cornell’s seemingly simple spell cast was actual a double-cast with a built-in trap.</text:p>
      <text:p text:style-name="P130">Realizing this, Mary merely <text:span text:style-name="T100">uses a bit of magic of her own to release herself.</text:span></text:p>
      <text:p text:style-name="P130">Cornell continues to grin. Though, this doesn’t distract Mary.</text:p>
      <text:p text:style-name="P130">She notes a mana fluctuation <text:span text:style-name="T128">below</text:span> and jukes to the side rapidly, just in time to avoid a stone spike that juts up from the ground <text:span text:style-name="T128">where</text:span> she just was.</text:p>
      <text:p text:style-name="P130"><text:span text:style-name="T100">“Good awareness, but if this were a real fight, you’d be dead already,” </text:span>Cornell responds.</text:p>
      <text:p text:style-name="P130">“Good thing this isn’t a fight to the death,” Mary responds as she retrieves another wand into her hand.</text:p>
      <text:p text:style-name="P130">Then, without a word, she activates it.</text:p>
      <text:p text:style-name="P130">‘Flash!’</text:p>
      <text:p text:style-name="P130">A blindingly bright light shines from the tip of the wand directly into Cornell’s eyes with hardly a warning.</text:p>
      <text:p text:style-name="P130">Unfortunately for him, he was looking at the light directly and is blinded. He moves his hands to his in a hurry while screaming, “AHHHH!!!” in seeming agony.</text:p>
      <text:p text:style-name="P130">Yet, Mary doesn’t relent.</text:p>
      <text:p text:style-name="P130">She retrieves another wand and prepares to use it.</text:p>
      <text:p text:style-name="P130">“<text:span text:style-name="T129">Good instincts</text:span>,” Cornell <text:span text:style-name="T128">recovers instantly and points his staff forward.</text:span></text:p>
      <text:p text:style-name="P130">A cylinder of water surges up around Mary, then freezes around her.</text:p>
      <text:p text:style-name="P130">There is simply no chance for her to react, as Cornell raises up the entire ice pillar containing her and tosses it out of the chalk line telepathically.</text:p>
      <text:p text:style-name="P130">“Victory!” Prince Titus declares.</text:p>
      <text:p text:style-name="P130">At the same, Cornell waves his hands and the ice around Mary melts.</text:p>
      <text:p text:style-name="P130">“Not bad girl!” Cornell declares enthusiastically. “If not for the sheer difference in power between us, you might have stood a chance!</text:p>
      <text:p text:style-name="P131">How would you like to become my apprentice and carry on my legacy? <text:span text:style-name="T118">No… I’ll adopt you! Given the age difference, you can call me grandpa!”</text:span></text:p>
      <text:p text:style-name="P131"><text:soft-page-break/>“<text:span text:style-name="T118">Erm,” Mary responds with a tinge of embarrassment. “I will have to respectfully decline.”</text:span></text:p>
      <text:p text:style-name="P131">“<text:span text:style-name="T118">Such a quick response. Did you even consider my offer? Are you even sure what it entails?” Cornell responds with surprise.</text:span></text:p>
      <text:p text:style-name="P133">Even the non-players here are surprised too.</text:p>
      <text:p text:style-name="P131">“<text:span text:style-name="T118">Hmm,” Cornell thinks deeply. “That just makes me want to adopt you more!</text:span></text:p>
      <text:p text:style-name="P133">But, for today, there are other matters to attend to. I will convince you another time.”</text:p>
      <text:p text:style-name="P133">“Thank you,” Mary responds politely.</text:p>
      <text:p text:style-name="P134">“<text:span text:style-name="T119">Bravo, bravo,” Prince Titus claps. “That was really good! Those wands of yours are quite powerful. And, I can tell that your instincts are quite good. Once your innate strength reaches a certain level, you’ll definitely be a powerhouse.</text:span></text:p>
      <text:p text:style-name="P135">Is it really true that the potential strength that you heroes can possess is limitless?”</text:p>
      <text:p text:style-name="P135">“Yes,” Mary responds.</text:p>
      <text:p text:style-name="P135">“Wow. In the case, I am really glad we got on your good side, ha ha ha,” Prince Titus states as he pats her on the back.</text:p>
      <text:p text:style-name="P135">“<text:span text:style-name="T120">In any case, I have fulfilled my promise. I have demonstrated some of my might, so you should be satisfied, yes?” Mary asks to Cornell.</text:span></text:p>
      <text:p text:style-name="P136">“<text:span text:style-name="T120">Oh yes! I am extremely satisfied!” Cornell responds with pleasure.</text:span></text:p>
      <text:p text:style-name="P137">Even though he is old, his power is great and keeps him well energized.</text:p>
      <text:p text:style-name="P135">“<text:span text:style-name="T120">Great!” Mary responds with a light clap. “Then, our business for today is complete.</text:span></text:p>
      <text:p text:style-name="P138">Now, I would like to take my leave and go to kill demons or monsters and gain levels.</text:p>
      <text:p text:style-name="P138">I take it that there are no objections?”</text:p>
      <text:p text:style-name="P139">“<text:span text:style-name="T126">A fine idea</text:span>,” Prince Titus states. “<text:span text:style-name="T121">But, before you go, </text:span>I think it would be a good idea to brief you on the current <text:span text:style-name="T121">demon situation.”</text:span></text:p>
      <text:p text:style-name="P139">“<text:span text:style-name="T121">The City Lord told me that they haven’t been any intermediate demons yet, so is there much to share?” </text:span><text:span text:style-name="T126">Mary asks. “</text:span><text:span text:style-name="T121">Other than the giants, I feel like the situation should have been stable for the past seven days.”</text:span></text:p>
      <text:p text:style-name="P140">The City Lord responds, “You’re mostly right, actually. Because the difference in strength between us and the demons is so high, we’re actually quite capable of repelling their forces. And, the demons themselves are struggling against wildlife <text:span text:style-name="T122">too</text:span>. If not for the giants and barrier protecting the spire, <text:span text:style-name="T122">I doubt that the demons would have survived this long.’</text:span></text:p>
      <text:p text:style-name="P140">‘Yeah…<text:span text:style-name="T122"> no,’ Mary comments to herself as the thinks of the horrors beyond the spire.</text:span></text:p>
      <text:p text:style-name="P141"><text:soft-page-break/>“But…<text:span text:style-name="T122"> we were warned by you players many times the demons will only continue to grow stronger. And, this has been the case for the past 11 days. It is only a matter of time before </text:span><text:span text:style-name="T126">the current</text:span><text:span text:style-name="T122"> power balance collapses and the demons </text:span><text:span text:style-name="T126">gain an edge. The end of civilization seems farfetched. But, without any changes to the situation, it is clearly inevitable.”</text:span></text:p>
      <text:p text:style-name="P142">Prince Titus follows up, “<text:span text:style-name="T123">Indeed. That’s why we, </text:span><text:span text:style-name="T124">specifically, the royal court </text:span><text:span text:style-name="T125">and the leaders of the major guilds, have decided that the best way to </text:span><text:span text:style-name="T126">deal with</text:span><text:span text:style-name="T125"> this situation would be to follow the City Lord’s </text:span><text:span text:style-name="T126">advice and continue to support you all.</text:span></text:p>
      <text:p text:style-name="P143">Unfortunately, as you are likely aware, there have been quite a lot of problems with the continent for the past several decades, so there isn’t much that we actually can do.</text:p>
      <text:p text:style-name="P143">The drought has led to suffering among the commoners. However, even the mines have dried up of valuable magical ores. This has made our stock of magic devices quite limited.”</text:p>
      <text:p text:style-name="P143">“What about trips from the north? Can’t they provide a surplus?”</text:p>
      <text:p text:style-name="P143">“Unfortunately, the only people who will supply us from the north are merchants looking to make a fat profit on a year-long trip. Everybody else sees no reason to bring us anything from there to here,” the Prince responds.</text:p>
      <text:p text:style-name="P143">“<text:span text:style-name="T127">That means that there basically isn’t a way to support us?”</text:span></text:p>
      <text:p text:style-name="P143">“<text:span text:style-name="T127">Sorry,” the prince responds. “These times are really rough on all of us.”</text:span></text:p>
      <text:p text:style-name="P143">“<text:span text:style-name="T127">Well, it’s not a problem,” Mary responds. “I wasn’t expecting anything in the first place… no offense.”</text:span></text:p>
      <text:p text:style-name="P143">“<text:span text:style-name="T127">None taken,” the prince replies. “Now then, since you know the current situation, where did you want to go?”</text:span></text:p>
      <text:p text:style-name="P143">“<text:span text:style-name="T127">Back to the Mossy Caves should be fine,” Mary responds instantly.</text:span></text:p>
      <text:p text:style-name="P143">“<text:span text:style-name="T127">Oh?” he and a few respond with surprise. “Then, let’s be off. The carriage and your necessary supplies are already prepared.”</text:span></text:p>
      <text:p text:style-name="P149">Mary nods with approval, then heads over to the stables to the side.</text:p>
      <text:p text:style-name="P149">Then, as she has now done a few times before <text:span text:style-name="T130">in this area</text:span>, she checks her supplies, gears up and rolls out with a group of escorts.</text:p>
      <text:p text:style-name="P149">Surprisingly, the escorts consist entirely of five Royal Mages. And, unlike the last group of Mages, they are friendly with Mary, Aric and Monte as the group prepares together and leaves in a carriage.</text:p>
      <text:p text:style-name="P144">***</text:p>
      <text:p text:style-name="P150">The group is in the carriage chatting about miscellaneous topics when the conversation somehow turns to the topic of Mary’s fight.</text:p>
      <text:p text:style-name="P150">“Mary, during the fight, you managed to whip out several powerful wands. What’s up with that?” <text:soft-page-break/>Monte asks.</text:p>
      <text:p text:style-name="P150">“Come on now Monte. You know that this touches onto my most important secrets…,” Mary responds to him in a somewhat helpless tone.</text:p>
      <text:p text:style-name="P150">Mary has always remained aware of Monte’s ingenuity contrary to his young boyish appearance. Thus, she is extremely hesitant to reveal even the slightest bit of information around him.</text:p>
      <text:p text:style-name="P150">“I think it’s a bit too late for that, no?” Monte responds. “Like, I can understand the fundamental technique that you are using. You’re likely collecting latent mana, a technique similar to what the Mary from the last session did.</text:p>
      <text:p text:style-name="P151">But, even if you try to follow her footsteps, how are you overcoming the complexity barrier for creating such devices? Even if you have a million mana, condensing it into a single device should be impossible. Then, there is the matter of the spell focus. Those are divine products usually. Do you have perks to synthesize those too?”</text:p>
      <text:p text:style-name="P151">“<text:span text:style-name="T131">It almost sounds like you tried her strategy yourself,” Mary responds.</text:span></text:p>
      <text:p text:style-name="P151">“<text:span text:style-name="T131">I did give it some thought. But, who wouldn’t? It was the winning strategy after all,” Monte says with a smirk.</text:span></text:p>
      <text:p text:style-name="P151">“<text:span text:style-name="T131">True, true,” Mary responds. “Well, how about we discuss the powers that you and </text:span><text:span text:style-name="T132">Aric have instead?”</text:span></text:p>
      <text:p text:style-name="P152">She looks to Aric and asks, “I still feel like I haven’t really seen any of what you can do, which is strange given that you have Guild Master VI.”</text:p>
      <text:p text:style-name="P152">“It’s not strange at all,” he replies. “You’re not in my guild. And, as of right now, I have zero members aside from myself. My perks need more members to gain power, so I’m pretty much powerless right now.”</text:p>
      <text:p text:style-name="P152">“Ah, you choose a version that scales with member count? That’s… really unfortunate,” Mary frowns.</text:p>
      <text:p text:style-name="P152">“Yeah, I wasn’t expecting to only spawn with 20 players or so around us. But, I guess this is what I get for assuming,” Aric responds with a shrug.</text:p>
      <text:p text:style-name="P152">“Monte?” Mary asks.</text:p>
      <text:p text:style-name="P153">“<text:span text:style-name="T135">Non-Combatant I, Pacifist</text:span><text:span text:style-name="T134"> </text:span><text:span text:style-name="T133">I</text:span>, Investigator I, Mass Recall Network I, Clean Escape I, <text:span text:style-name="T134">Charismatic I and Magic Barrier I </text:span><text:span text:style-name="T135">are all of my perks,” he responds immediately.</text:span></text:p>
      <text:p text:style-name="P153">“<text:span text:style-name="T135">Interesting,” Mary responds as she makes a few deductions mentally.</text:span></text:p>
      <text:p text:style-name="P153">“<text:span text:style-name="T135">Then, I suppose it is my turn,” Mary replies. “My perks are very straightforward. I have Passive Training I, a passive crafting perk, Bonus Magic I and three scaling perks.”</text:span></text:p>
      <text:p text:style-name="P154">Mary listens enthusiastically before showing disappointment at the end.</text:p>
      <text:p text:style-name="P154"><text:soft-page-break/>“No way,” he responds in disbelief. “Three scaling perks? That doesn’t make sense.”</text:p>
      <text:p text:style-name="P154">Mary merely shrugs and responds, “I know.”</text:p>
      <text:p text:style-name="P154">“But…, how? How do you make the wands,” Monte insists.</text:p>
      <text:p text:style-name="P154">“I use certain methods that I won’t share the specifics of no matter how many times you ask,” Mary responds. “Sorry, but consider it my proprietary knowledge to win the game. I refuse to give any out easily.”</text:p>
      <text:p text:style-name="P154">Aric interrupts at this point with a light laugh and says, “Seems like you’ll never learn her secrets then, eh?” toward Monte. He then looks at Mary and states, “Thanks for sharing even that much with us. I understand it’s not easy to share information like that. It could easily backfire in the long run.”</text:p>
      <text:p text:style-name="P154">“Yeah, I’d hate to be tortured over my ability to craft wands,” Mary responds in a serious tone. “But, I can’t keep the wands a secret forever, so it’s fine to say this much. I only hope that you and the empire can have some level of discretion on these matters,” she states while peeking over at Cornell and Prince Titus.</text:p>
      <text:p text:style-name="P154">“Do not worry,” the prince responds humbly. “The powers that you players have are being treated as empire secrets.</text:p>
      <text:p text:style-name="P155">This is why Lord Razen has worked so hard to keep you heroes under his protection; not to jail you, but to instead protect you from external forces.</text:p>
      <text:p text:style-name="P155">There will likely be some leaks, given that the Bishop <text:span text:style-name="T136">and other third parties have been involved with you heroes prior. </text:span>But, at the very least, everything should be subdued to the level of rumors for now.”</text:p>
      <text:p text:style-name="P155">“<text:span text:style-name="T136">Don’t worry. I won’t hesitate to use my full force to crush anybody that would oppose my future granddaughter,” Cornell says with a wry smirk.</text:span></text:p>
      <text:p text:style-name="P155">“<text:span text:style-name="T136">It’s not happening,” Mary responds seriously.</text:span></text:p>
      <text:p text:style-name="P155">“<text:span text:style-name="T136">Perhaps you are open to marriage then instead,” </text:span><text:span text:style-name="T137">Prince Titus asks. “I am already fortunate enough to be married. But, the third prince hasn’t met his match yet and is around your age.</text:span></text:p>
      <text:p text:style-name="P156">You won’t be disappointed with his personality or looks!”</text:p>
      <text:p text:style-name="P156">“Haaa!? You think I’d let you marry my granddaughter without my permission?” Cornell snaps.</text:p>
      <text:p text:style-name="P156">“Of course not, <text:span text:style-name="T138">Great </text:span>Uncle!” <text:span text:style-name="T138">Prince Titus responds with panic.</text:span></text:p>
      <text:p text:style-name="P156">“<text:span text:style-name="T138">Ahhh,” Cornell responds while stroking his beard from top to bottom repeatedly. “I see that this empire’s generation has been raised properly!</text:span></text:p>
      <text:p text:style-name="P157">Very well! I’ll allow the union!”</text:p>
      <text:p text:style-name="P157">“Thank you Great Uncle!” Prince Titus responds with joy.</text:p>
      <text:p text:style-name="P157"><text:soft-page-break/>The two then laugh heartily while putting their arms over each others shoulders as Mary facepalms.</text:p>
      <text:p text:style-name="P157">Meanwhile, Monte, Aric and the others merely smile and laugh.</text:p>
      <text:p text:style-name="P157">“<text:span text:style-name="T139">Oh, there is also one more important thing I need to discuss with you two,” Mary states as she looks to Monte and Aric. “While you are with me, you two are going to need to level up your vitality and strength exclusively.</text:span></text:p>
      <text:p text:style-name="P160">I am prepping for a <text:span text:style-name="T140">rushed clearing </text:span>strategy that will be extremely quick. If you aren’t able to keep up <text:span text:style-name="T140">with me, then you won’t be able to receive any experience.”</text:span></text:p>
      <text:p text:style-name="P161">“<text:span text:style-name="T140">Oh, that’s no problem,” Aric responds with a smile as he extends the palm of his hand. “If you join my guild, then the area for experience sharing will be set within whatever place we inhabit together.”</text:span></text:p>
      <text:p text:style-name="P161">“<text:span text:style-name="T140">That’s ‘if’ I join your guild,” Mary responds, “which, I’m not inclined to do.”</text:span></text:p>
      <text:p text:style-name="P161">“<text:span text:style-name="T140">Why not? If you’re worried about me sharing your information, then don’t. Why would I put my only source of experience in jeopardy? Besides, you told us your perks already, no? This shouldn’t be a problem anymore.”</text:span></text:p>
      <text:p text:style-name="P161">“<text:span text:style-name="T140">There is no telling what kind of perks you have,” Mary responds. “Until I see it in operation on other members, I don’t trust it.”</text:span></text:p>
      <text:p text:style-name="P161">“<text:span text:style-name="T140">Ah, fair enough,” Aric responds.</text:span></text:p>
      <text:p text:style-name="P161">“<text:span text:style-name="T140">So, like I said, those are my terms,” Mary concludes. “You don’t have to accept them now. But, you should keep them in mind for the future. In a month or two, you might seriously struggle to keep up without those stats being high.”</text:span></text:p>
      <text:p text:style-name="P161">“<text:span text:style-name="T140">Does that mean you don’t value my perks much?” Monte asks. “You heard me already, so I won’t repeat them. But, I have fairly useful perks, you know? My Mass Teleportation Perk could give you free travel between here and the north in an instant. I should have at least ‘some’ bargaining power here.”</text:span></text:p>
      <text:p text:style-name="P161">“<text:span text:style-name="T140">Honestly, at this point, you two are nothing more than baggage,” Mary responds. “However, you helped me earlier and are relying on me, so I will not abandon you and will repay the kindness. However, only to an extent. If you slow me down too much for too long, then we’ll have to go our separate ways.”</text:span></text:p>
      <text:p text:style-name="P161">“<text:span text:style-name="T140">Well, that’s reasonable,” Monte responds. “I suppose that we’ll have to see how things turn out in the future then, eh?”</text:span></text:p>
      <text:p text:style-name="P161">“<text:span text:style-name="T141">Yeah,” Aric responds.</text:span></text:p>
      <text:p text:style-name="P162">Mary nods <text:span text:style-name="T141">along as well.</text:span></text:p>
      <text:p text:style-name="P162">“<text:span text:style-name="T141">So Cornell. You’re an Advanced Mage now? Congratulations.,” Monte starts. “How did you manage to achieve that?”</text:span></text:p>
      <text:p text:style-name="P162"><text:soft-page-break/>“<text:span text:style-name="T141">It wasn’t easy,” Cornell responds. “</text:span><text:span text:style-name="T142">It took lots of time, patience and hard work. To do it--</text:span><text:span text:style-name="T141">”</text:span></text:p>
      <text:p text:style-name="P163">The group continues to chat in the carriage as they head through the city and away.</text:p>
      <text:p text:style-name="P157">***</text:p>
      <text:p text:style-name="P157">The ride back to the Mossy Caves entrance takes only 10 minutes this time thanks to the exceptional royal horse and carriage provided by the royal military.</text:p>
      <text:p text:style-name="P157">There, they step off of the carriage and Mary looks around once more at the familiar tan world and stone cave entrance.</text:p>
      <text:p text:style-name="P157"><text:span text:style-name="T145">Cornell walks toward the cave and comments, </text:span>“<text:span text:style-name="T143">The mana leaking out from this cave is quite potent. It seems that even an area as ordinary as this has been influenced by the increased </text:span><text:span text:style-name="T144">mana changes.”</text:span></text:p>
      <text:p text:style-name="P164">As he does this, Aric leans over toward Mary and whispers, “Are you sure this guy isn’t going to brick our exp rates?”</text:p>
      <text:p text:style-name="P164">“It’ll be fine,” Mary responds calmly. “<text:span text:style-name="T146">Just wait and see.”</text:span></text:p>
      <text:p text:style-name="P164">“<text:span text:style-name="T146">If you say so,’ Aric responds.</text:span></text:p>
      <text:p text:style-name="P158">“<text:span text:style-name="T146">I had heard rumors, but this is also my first time investigating,” Prince Titus adds while approaching Cornell and the entrance.</text:span></text:p>
      <text:p text:style-name="P159">“<text:span text:style-name="T146">I see now why the heroes encountered the monsters that they did,” Cornell states. “Let’s unpack and hurry down. I am curious to see </text:span><text:span text:style-name="T147">what lies below.”</text:span></text:p>
      <text:p text:style-name="P165">The group nods and complies as they prepare and then head forward.</text:p>
      <text:p text:style-name="P165">What was supposed to be Mary’s expedition somehow turned into Cornell’s as he leads the group.</text:p>
      <text:p text:style-name="P168">The group reaches the steps and Cornell commands to a nearby Royal Mage, “Lydia, channel light.”</text:p>
      <text:p text:style-name="P165">“<text:span text:style-name="T148">Of course,” she responds as she raises her palm and casts and sustains the introductory spell.</text:span></text:p>
      <text:p text:style-name="P166">This creates a ball of light that illuminates <text:span text:style-name="T148">their surroundings dimly. Though, because they haven’t stepping into the cave yet, it is hard to gauge its effect.</text:span></text:p>
      <text:p text:style-name="P168">Only upon approaching the stairwell can it be seen that the light illuminates quite far. Though, it’s fairly hard to tell at the moment.</text:p>
      <text:p text:style-name="P166">“Keep your torches ready just in case,” Cornell advises. “If <text:span text:style-name="T148">we </text:span>have to switch to offensive or defensive casting, then this light <text:span text:style-name="T148">could</text:span> go out and we will have to rely on other light sources.”</text:p>
      <text:p text:style-name="P167">The group silently nods, then continues on, as they <text:span text:style-name="T148">descend the stairs down into the magic region.</text:span></text:p>
      <text:p text:style-name="P168">***</text:p>
      <text:p text:style-name="P168">After walking down the stairs for several minutes, Mary’s eyes adjust and she is able to realize the full extent of Lydia’s light spell.</text:p>
      <text:p text:style-name="P168"><text:soft-page-break/>The spell itself is not very powerful. But, it doesn’t need to be. Human eyes are quite <text:span text:style-name="T149">adaptable to darkness and with just a little bit of light, it becomes possible to see for hundreds of feet without issue. </text:span><text:span text:style-name="T150">This is also why light magic is considered extremely efficient to create in comparison to other elements. You don’t need a lot of mana to produce a highly useful effect.</text:span></text:p>
      <text:p text:style-name="P169">The group heads down the dimly lit stairs and can even see the pool of water gently reflecting at the bottom ever so slightly.</text:p>
      <text:p text:style-name="P169">At the base of the stairs, Cornell doesn’t slow down as he freezes the murky waters settled at the base of the stairs instantly and steps over it without hesitation.</text:p>
      <text:p text:style-name="P170">The group walks over the frozen water as well and continues forward as they walk deeper into the tunnels.</text:p>
      <text:p text:style-name="P170">***</text:p>
      <text:p text:style-name="P171">The group travels for a while until eventually reaching the first major cavern where the players had fought against <text:span text:style-name="T151">the moss golems.</text:span></text:p>
      <text:p text:style-name="P172"><text:span text:style-name="T151">There is a bit of a brief discussion about this area, like the lake and orb </text:span><text:span text:style-name="T152">and previous fight that the players had, before Cornell uses the ‘Fly’ spell to rise into the air and shoot to the top of the mound in only a few seconds.</text:span></text:p>
      <text:p text:style-name="P174">He lands and looks around, before shooting back down and commenting, “I’ve seen all that I needed. But, it seems that we </text:p>
      <text:p text:style-name="P170"/>
      <text:p text:style-name="P1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0402in" fo:margin-bottom="0.0402in" style:contextual-spacing="false" fo:line-height="115%" fo:orphans="0" fo:text-indent="0.2in" style:auto-text-indent="false"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8DT14H55M55S</meta:editing-duration>
    <meta:editing-cycles>865</meta:editing-cycles>
    <meta:generator>LibreOffice/7.6.0.3$Windows_X86_64 LibreOffice_project/69edd8b8ebc41d00b4de3915dc82f8f0fc3b6265</meta:generator>
    <dc:date>2023-11-16T14:34:41.719000000</dc:date>
    <meta:document-statistic meta:table-count="0" meta:image-count="0" meta:object-count="0" meta:page-count="32" meta:paragraph-count="555" meta:word-count="12339" meta:character-count="68903" meta:non-whitespace-character-count="57119"/>
  </office:meta>
</office:document-meta>
</file>